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5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17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3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38">
      <style:table-cell-properties style:rotation-align="none"/>
      <style:text-properties fo:color="#000000"/>
    </style:style>
    <style:style style:name="ce48" style:family="table-cell" style:parent-style-name="Default" style:data-style-name="N138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38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8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3"/>
        <table:table-column table:style-name="co2" table:number-columns-repeated="18" table:default-cell-style-name="ce17"/>
        <table:table-row table:style-name="ro1">
          <table:table-cell table:style-name="ce5" office:value-type="string" calcext:value-type="string">
            <text:p>Registrad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13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5" office:value-type="string" calcext:value-type="string">
            <text:p>Previsto (mil ton.)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29467" calcext:value-type="float">
            <text:p>10,29467</text:p>
          </table:table-cell>
          <table:table-cell office:value-type="float" office:value="8.123522" calcext:value-type="float">
            <text:p>8,123522</text:p>
          </table:table-cell>
          <table:table-cell office:value-type="float" office:value="10.517952" calcext:value-type="float">
            <text:p>10,517952</text:p>
          </table:table-cell>
          <table:table-cell office:value-type="float" office:value="10.312387" calcext:value-type="float">
            <text:p>10,312387</text:p>
          </table:table-cell>
          <table:table-cell office:value-type="float" office:value="11.392983" calcext:value-type="float">
            <text:p>11,392983</text:p>
          </table:table-cell>
          <table:table-cell office:value-type="float" office:value="13.081153" calcext:value-type="float">
            <text:p>13,081153</text:p>
          </table:table-cell>
          <table:table-cell office:value-type="float" office:value="13.34096" calcext:value-type="float">
            <text:p>13,34096</text:p>
          </table:table-cell>
          <table:table-cell office:value-type="float" office:value="15.926077" calcext:value-type="float">
            <text:p>15,926077</text:p>
          </table:table-cell>
          <table:table-cell office:value-type="float" office:value="14.834836" calcext:value-type="float">
            <text:p>14,834836</text:p>
          </table:table-cell>
          <table:table-cell office:value-type="float" office:value="15.47897" calcext:value-type="float">
            <text:p>15,47897</text:p>
          </table:table-cell>
          <table:table-cell office:value-type="float" office:value="15.323235" calcext:value-type="float">
            <text:p>15,323235</text:p>
          </table:table-cell>
          <table:table-cell office:value-type="float" office:value="11.489957" calcext:value-type="float">
            <text:p>11,489957</text:p>
          </table:table-cell>
          <table:table-cell table:style-name="ce17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0.800203" calcext:value-type="float">
            <text:p>30,800203</text:p>
          </table:table-cell>
          <table:table-cell office:value-type="float" office:value="22.991957" calcext:value-type="float">
            <text:p>22,991957</text:p>
          </table:table-cell>
          <table:table-cell office:value-type="float" office:value="32.688427" calcext:value-type="float">
            <text:p>32,688427</text:p>
          </table:table-cell>
          <table:table-cell office:value-type="float" office:value="26.147467" calcext:value-type="float">
            <text:p>26,147467</text:p>
          </table:table-cell>
          <table:table-cell office:value-type="float" office:value="22.863041" calcext:value-type="float">
            <text:p>22,863041</text:p>
          </table:table-cell>
          <table:table-cell office:value-type="float" office:value="21.884598" calcext:value-type="float">
            <text:p>21,884598</text:p>
          </table:table-cell>
          <table:table-cell office:value-type="float" office:value="25.319729" calcext:value-type="float">
            <text:p>25,319729</text:p>
          </table:table-cell>
          <table:table-cell office:value-type="float" office:value="28.83987" calcext:value-type="float">
            <text:p>28,83987</text:p>
          </table:table-cell>
          <table:table-cell office:value-type="float" office:value="31.484493" calcext:value-type="float">
            <text:p>31,484493</text:p>
          </table:table-cell>
          <table:table-cell office:value-type="float" office:value="32.396969" calcext:value-type="float">
            <text:p>32,396969</text:p>
          </table:table-cell>
          <table:table-cell office:value-type="float" office:value="31.101099" calcext:value-type="float">
            <text:p>31,101099</text:p>
          </table:table-cell>
          <table:table-cell office:value-type="float" office:value="30.784079" calcext:value-type="float">
            <text:p>30,7840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1.014334" calcext:value-type="float">
            <text:p>11,014334</text:p>
          </table:table-cell>
          <table:table-cell office:value-type="float" office:value="10.312799" calcext:value-type="float">
            <text:p>10,312799</text:p>
          </table:table-cell>
          <table:table-cell office:value-type="float" office:value="10.608915" calcext:value-type="float">
            <text:p>10,608915</text:p>
          </table:table-cell>
          <table:table-cell office:value-type="float" office:value="11.501587" calcext:value-type="float">
            <text:p>11,501587</text:p>
          </table:table-cell>
          <table:table-cell office:value-type="float" office:value="11.474506" calcext:value-type="float">
            <text:p>11,474506</text:p>
          </table:table-cell>
          <table:table-cell office:value-type="float" office:value="11.508179" calcext:value-type="float">
            <text:p>11,508179</text:p>
          </table:table-cell>
          <table:table-cell office:value-type="float" office:value="11.916111" calcext:value-type="float">
            <text:p>11,916111</text:p>
          </table:table-cell>
          <table:table-cell office:value-type="float" office:value="11.999088" calcext:value-type="float">
            <text:p>11,999088</text:p>
          </table:table-cell>
          <table:table-cell office:value-type="float" office:value="12.977024" calcext:value-type="float">
            <text:p>12,977024</text:p>
          </table:table-cell>
          <table:table-cell office:value-type="float" office:value="13.080282" calcext:value-type="float">
            <text:p>13,080282</text:p>
          </table:table-cell>
          <table:table-cell office:value-type="float" office:value="12.600607" calcext:value-type="float">
            <text:p>12,600607</text:p>
          </table:table-cell>
          <table:table-cell office:value-type="float" office:value="12.366129" calcext:value-type="float">
            <text:p>12,36612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4.184902" calcext:value-type="float">
            <text:p>44,184902</text:p>
          </table:table-cell>
          <table:table-cell office:value-type="float" office:value="44.18507" calcext:value-type="float">
            <text:p>44,18507</text:p>
          </table:table-cell>
          <table:table-cell office:value-type="float" office:value="44.184956" calcext:value-type="float">
            <text:p>44,184956</text:p>
          </table:table-cell>
          <table:table-cell office:value-type="float" office:value="44.18494" calcext:value-type="float">
            <text:p>44,18494</text:p>
          </table:table-cell>
          <table:table-cell office:value-type="float" office:value="44.184879" calcext:value-type="float">
            <text:p>44,184879</text:p>
          </table:table-cell>
          <table:table-cell office:value-type="float" office:value="44.204758" calcext:value-type="float">
            <text:p>44,204758</text:p>
          </table:table-cell>
          <table:table-cell table:number-columns-repeated="2" office:value-type="float" office:value="57.53503" calcext:value-type="float">
            <text:p>57,53503</text:p>
          </table:table-cell>
          <table:table-cell office:value-type="float" office:value="57.535023" calcext:value-type="float">
            <text:p>57,535023</text:p>
          </table:table-cell>
          <table:table-cell office:value-type="float" office:value="57.535091" calcext:value-type="float">
            <text:p>57,535091</text:p>
          </table:table-cell>
          <table:table-cell office:value-type="float" office:value="57.53503" calcext:value-type="float">
            <text:p>57,53503</text:p>
          </table:table-cell>
          <table:table-cell office:value-type="float" office:value="57.535015" calcext:value-type="float">
            <text:p>57,535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8.01416" calcext:value-type="float">
            <text:p>258,01416</text:p>
          </table:table-cell>
          <table:table-cell office:value-type="float" office:value="240.974655" calcext:value-type="float">
            <text:p>240,974655</text:p>
          </table:table-cell>
          <table:table-cell office:value-type="float" office:value="258.10611" calcext:value-type="float">
            <text:p>258,10611</text:p>
          </table:table-cell>
          <table:table-cell office:value-type="float" office:value="240.980911" calcext:value-type="float">
            <text:p>240,980911</text:p>
          </table:table-cell>
          <table:table-cell office:value-type="float" office:value="261.077667" calcext:value-type="float">
            <text:p>261,077667</text:p>
          </table:table-cell>
          <table:table-cell office:value-type="float" office:value="240.97551" calcext:value-type="float">
            <text:p>240,97551</text:p>
          </table:table-cell>
          <table:table-cell office:value-type="float" office:value="263.818237" calcext:value-type="float">
            <text:p>263,818237</text:p>
          </table:table-cell>
          <table:table-cell office:value-type="float" office:value="315.18335" calcext:value-type="float">
            <text:p>315,18335</text:p>
          </table:table-cell>
          <table:table-cell office:value-type="float" office:value="314.677277" calcext:value-type="float">
            <text:p>314,677277</text:p>
          </table:table-cell>
          <table:table-cell office:value-type="float" office:value="315.008881" calcext:value-type="float">
            <text:p>315,008881</text:p>
          </table:table-cell>
          <table:table-cell office:value-type="float" office:value="264.863617" calcext:value-type="float">
            <text:p>264,863617</text:p>
          </table:table-cell>
          <table:table-cell office:value-type="float" office:value="277.822754" calcext:value-type="float">
            <text:p>277,82275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46.57193" calcext:value-type="float">
            <text:p>146,57193</text:p>
          </table:table-cell>
          <table:table-cell office:value-type="float" office:value="146.571915" calcext:value-type="float">
            <text:p>146,571915</text:p>
          </table:table-cell>
          <table:table-cell table:number-columns-repeated="10" office:value-type="float" office:value="146.57193" calcext:value-type="float">
            <text:p>146,571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8.389088" calcext:value-type="float">
            <text:p>38,389088</text:p>
          </table:table-cell>
          <table:table-cell office:value-type="float" office:value="38.455429" calcext:value-type="float">
            <text:p>38,455429</text:p>
          </table:table-cell>
          <table:table-cell office:value-type="float" office:value="40.643158" calcext:value-type="float">
            <text:p>40,643158</text:p>
          </table:table-cell>
          <table:table-cell office:value-type="float" office:value="44.28315" calcext:value-type="float">
            <text:p>44,28315</text:p>
          </table:table-cell>
          <table:table-cell office:value-type="float" office:value="54.748695" calcext:value-type="float">
            <text:p>54,748695</text:p>
          </table:table-cell>
          <table:table-cell office:value-type="float" office:value="57.011993" calcext:value-type="float">
            <text:p>57,011993</text:p>
          </table:table-cell>
          <table:table-cell office:value-type="float" office:value="70.766655" calcext:value-type="float">
            <text:p>70,766655</text:p>
          </table:table-cell>
          <table:table-cell office:value-type="float" office:value="71.716858" calcext:value-type="float">
            <text:p>71,716858</text:p>
          </table:table-cell>
          <table:table-cell office:value-type="float" office:value="61.241959" calcext:value-type="float">
            <text:p>61,241959</text:p>
          </table:table-cell>
          <table:table-cell office:value-type="float" office:value="56.047775" calcext:value-type="float">
            <text:p>56,047775</text:p>
          </table:table-cell>
          <table:table-cell office:value-type="float" office:value="42.07859" calcext:value-type="float">
            <text:p>42,07859</text:p>
          </table:table-cell>
          <table:table-cell office:value-type="float" office:value="42.14315" calcext:value-type="float">
            <text:p>42,14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443939" calcext:value-type="float">
            <text:p>86,443939</text:p>
          </table:table-cell>
          <table:table-cell office:value-type="float" office:value="99.024406" calcext:value-type="float">
            <text:p>99,024406</text:p>
          </table:table-cell>
          <table:table-cell office:value-type="float" office:value="98.235207" calcext:value-type="float">
            <text:p>98,235207</text:p>
          </table:table-cell>
          <table:table-cell office:value-type="float" office:value="87.409172" calcext:value-type="float">
            <text:p>87,409172</text:p>
          </table:table-cell>
          <table:table-cell office:value-type="float" office:value="87.099564" calcext:value-type="float">
            <text:p>87,099564</text:p>
          </table:table-cell>
          <table:table-cell office:value-type="float" office:value="86.885735" calcext:value-type="float">
            <text:p>86,885735</text:p>
          </table:table-cell>
          <table:table-cell office:value-type="float" office:value="88.231155" calcext:value-type="float">
            <text:p>88,231155</text:p>
          </table:table-cell>
          <table:table-cell office:value-type="float" office:value="90.786453" calcext:value-type="float">
            <text:p>90,786453</text:p>
          </table:table-cell>
          <table:table-cell office:value-type="float" office:value="98.266312" calcext:value-type="float">
            <text:p>98,266312</text:p>
          </table:table-cell>
          <table:table-cell office:value-type="float" office:value="98.769798" calcext:value-type="float">
            <text:p>98,769798</text:p>
          </table:table-cell>
          <table:table-cell office:value-type="float" office:value="98.818146" calcext:value-type="float">
            <text:p>98,818146</text:p>
          </table:table-cell>
          <table:table-cell office:value-type="float" office:value="90.814323" calcext:value-type="float">
            <text:p>90,81432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4.564743" calcext:value-type="float">
            <text:p>164,564743</text:p>
          </table:table-cell>
          <table:table-cell office:value-type="float" office:value="151.981491" calcext:value-type="float">
            <text:p>151,981491</text:p>
          </table:table-cell>
          <table:table-cell office:value-type="float" office:value="164.576706" calcext:value-type="float">
            <text:p>164,576706</text:p>
          </table:table-cell>
          <table:table-cell office:value-type="float" office:value="176.190903" calcext:value-type="float">
            <text:p>176,190903</text:p>
          </table:table-cell>
          <table:table-cell office:value-type="float" office:value="197.928085" calcext:value-type="float">
            <text:p>197,928085</text:p>
          </table:table-cell>
          <table:table-cell office:value-type="float" office:value="181.428864" calcext:value-type="float">
            <text:p>181,428864</text:p>
          </table:table-cell>
          <table:table-cell office:value-type="float" office:value="211.474091" calcext:value-type="float">
            <text:p>211,474091</text:p>
          </table:table-cell>
          <table:table-cell office:value-type="float" office:value="211.653259" calcext:value-type="float">
            <text:p>211,653259</text:p>
          </table:table-cell>
          <table:table-cell table:number-columns-repeated="2" office:value-type="float" office:value="211.474075" calcext:value-type="float">
            <text:p>211,474075</text:p>
          </table:table-cell>
          <table:table-cell office:value-type="float" office:value="176.197342" calcext:value-type="float">
            <text:p>176,197342</text:p>
          </table:table-cell>
          <table:table-cell office:value-type="float" office:value="176.197708" calcext:value-type="float">
            <text:p>176,19770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4.022598" calcext:value-type="float">
            <text:p>74,022598</text:p>
          </table:table-cell>
          <table:table-cell office:value-type="float" office:value="61.729858" calcext:value-type="float">
            <text:p>61,729858</text:p>
          </table:table-cell>
          <table:table-cell office:value-type="float" office:value="68.283455" calcext:value-type="float">
            <text:p>68,283455</text:p>
          </table:table-cell>
          <table:table-cell office:value-type="float" office:value="57.523651" calcext:value-type="float">
            <text:p>57,523651</text:p>
          </table:table-cell>
          <table:table-cell office:value-type="float" office:value="60.908127" calcext:value-type="float">
            <text:p>60,908127</text:p>
          </table:table-cell>
          <table:table-cell office:value-type="float" office:value="69.861" calcext:value-type="float">
            <text:p>69,861</text:p>
          </table:table-cell>
          <table:table-cell office:value-type="float" office:value="85.736984" calcext:value-type="float">
            <text:p>85,736984</text:p>
          </table:table-cell>
          <table:table-cell office:value-type="float" office:value="94.488747" calcext:value-type="float">
            <text:p>94,488747</text:p>
          </table:table-cell>
          <table:table-cell office:value-type="float" office:value="90.816422" calcext:value-type="float">
            <text:p>90,816422</text:p>
          </table:table-cell>
          <table:table-cell office:value-type="float" office:value="92.615433" calcext:value-type="float">
            <text:p>92,615433</text:p>
          </table:table-cell>
          <table:table-cell office:value-type="float" office:value="88.704185" calcext:value-type="float">
            <text:p>88,704185</text:p>
          </table:table-cell>
          <table:table-cell office:value-type="float" office:value="88.590767" calcext:value-type="float">
            <text:p>88,59076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323" calcext:value-type="float">
            <text:p>90,453323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278" calcext:value-type="float">
            <text:p>90,453278</text:p>
          </table:table-cell>
          <table:table-cell office:value-type="float" office:value="90.453239" calcext:value-type="float">
            <text:p>90,453239</text:p>
          </table:table-cell>
          <table:table-cell office:value-type="float" office:value="90.453224" calcext:value-type="float">
            <text:p>90,453224</text:p>
          </table:table-cell>
          <table:table-cell office:value-type="float" office:value="90.453194" calcext:value-type="float">
            <text:p>90,453194</text:p>
          </table:table-cell>
          <table:table-cell office:value-type="float" office:value="90.453209" calcext:value-type="float">
            <text:p>90,453209</text:p>
          </table:table-cell>
          <table:table-cell office:value-type="float" office:value="90.453255" calcext:value-type="float">
            <text:p>90,453255</text:p>
          </table:table-cell>
          <table:table-cell office:value-type="float" office:value="90.453285" calcext:value-type="float">
            <text:p>90,453285</text:p>
          </table:table-cell>
          <table:table-cell table:number-columns-repeated="2" office:value-type="float" office:value="90.4533" calcext:value-type="float">
            <text:p>90,453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4.311401" calcext:value-type="float">
            <text:p>64,311401</text:p>
          </table:table-cell>
          <table:table-cell office:value-type="float" office:value="62.037342" calcext:value-type="float">
            <text:p>62,037342</text:p>
          </table:table-cell>
          <table:table-cell office:value-type="float" office:value="64.282158" calcext:value-type="float">
            <text:p>64,282158</text:p>
          </table:table-cell>
          <table:table-cell office:value-type="float" office:value="68.483444" calcext:value-type="float">
            <text:p>68,483444</text:p>
          </table:table-cell>
          <table:table-cell office:value-type="float" office:value="74.412552" calcext:value-type="float">
            <text:p>74,412552</text:p>
          </table:table-cell>
          <table:table-cell office:value-type="float" office:value="74.693253" calcext:value-type="float">
            <text:p>74,693253</text:p>
          </table:table-cell>
          <table:table-cell office:value-type="float" office:value="78.530075" calcext:value-type="float">
            <text:p>78,530075</text:p>
          </table:table-cell>
          <table:table-cell office:value-type="float" office:value="88.607719" calcext:value-type="float">
            <text:p>88,607719</text:p>
          </table:table-cell>
          <table:table-cell office:value-type="float" office:value="77.887131" calcext:value-type="float">
            <text:p>77,887131</text:p>
          </table:table-cell>
          <table:table-cell office:value-type="float" office:value="73.813911" calcext:value-type="float">
            <text:p>73,813911</text:p>
          </table:table-cell>
          <table:table-cell office:value-type="float" office:value="75.288094" calcext:value-type="float">
            <text:p>75,288094</text:p>
          </table:table-cell>
          <table:table-cell office:value-type="float" office:value="70.57151" calcext:value-type="float">
            <text:p>70,57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83.531311" calcext:value-type="float">
            <text:p>483,531311</text:p>
          </table:table-cell>
          <table:table-cell office:value-type="float" office:value="483.532379" calcext:value-type="float">
            <text:p>483,532379</text:p>
          </table:table-cell>
          <table:table-cell office:value-type="float" office:value="483.532196" calcext:value-type="float">
            <text:p>483,532196</text:p>
          </table:table-cell>
          <table:table-cell office:value-type="float" office:value="492.351746" calcext:value-type="float">
            <text:p>492,351746</text:p>
          </table:table-cell>
          <table:table-cell table:number-columns-repeated="2" office:value-type="float" office:value="492.353882" calcext:value-type="float">
            <text:p>492,353882</text:p>
          </table:table-cell>
          <table:table-cell office:value-type="float" office:value="492.352203" calcext:value-type="float">
            <text:p>492,352203</text:p>
          </table:table-cell>
          <table:table-cell office:value-type="float" office:value="492.345825" calcext:value-type="float">
            <text:p>492,345825</text:p>
          </table:table-cell>
          <table:table-cell table:number-columns-repeated="3" office:value-type="float" office:value="483.532196" calcext:value-type="float">
            <text:p>483,532196</text:p>
          </table:table-cell>
          <table:table-cell office:value-type="float" office:value="483.530518" calcext:value-type="float">
            <text:p>483,530518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4.03688" calcext:value-type="float">
            <text:p>134,03688</text:p>
          </table:table-cell>
          <table:table-cell office:value-type="float" office:value="114.885506" calcext:value-type="float">
            <text:p>114,885506</text:p>
          </table:table-cell>
          <table:table-cell office:value-type="float" office:value="116.708611" calcext:value-type="float">
            <text:p>116,708611</text:p>
          </table:table-cell>
          <table:table-cell office:value-type="float" office:value="134.095306" calcext:value-type="float">
            <text:p>134,095306</text:p>
          </table:table-cell>
          <table:table-cell office:value-type="float" office:value="134.178177" calcext:value-type="float">
            <text:p>134,178177</text:p>
          </table:table-cell>
          <table:table-cell office:value-type="float" office:value="113.041962" calcext:value-type="float">
            <text:p>113,041962</text:p>
          </table:table-cell>
          <table:table-cell office:value-type="float" office:value="134.277557" calcext:value-type="float">
            <text:p>134,277557</text:p>
          </table:table-cell>
          <table:table-cell office:value-type="float" office:value="142.781097" calcext:value-type="float">
            <text:p>142,781097</text:p>
          </table:table-cell>
          <table:table-cell office:value-type="float" office:value="134.331924" calcext:value-type="float">
            <text:p>134,331924</text:p>
          </table:table-cell>
          <table:table-cell office:value-type="float" office:value="134.178192" calcext:value-type="float">
            <text:p>134,178192</text:p>
          </table:table-cell>
          <table:table-cell office:value-type="float" office:value="134.178162" calcext:value-type="float">
            <text:p>134,178162</text:p>
          </table:table-cell>
          <table:table-cell office:value-type="float" office:value="142.781097" calcext:value-type="float">
            <text:p>142,7810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4.111107" calcext:value-type="float">
            <text:p>64,111107</text:p>
          </table:table-cell>
          <table:table-cell office:value-type="float" office:value="39.870522" calcext:value-type="float">
            <text:p>39,870522</text:p>
          </table:table-cell>
          <table:table-cell office:value-type="float" office:value="63.126835" calcext:value-type="float">
            <text:p>63,126835</text:p>
          </table:table-cell>
          <table:table-cell office:value-type="float" office:value="33.831459" calcext:value-type="float">
            <text:p>33,831459</text:p>
          </table:table-cell>
          <table:table-cell office:value-type="float" office:value="46.740402" calcext:value-type="float">
            <text:p>46,740402</text:p>
          </table:table-cell>
          <table:table-cell office:value-type="float" office:value="27.344269" calcext:value-type="float">
            <text:p>27,344269</text:p>
          </table:table-cell>
          <table:table-cell office:value-type="float" office:value="64.500832" calcext:value-type="float">
            <text:p>64,500832</text:p>
          </table:table-cell>
          <table:table-cell office:value-type="float" office:value="84.016365" calcext:value-type="float">
            <text:p>84,016365</text:p>
          </table:table-cell>
          <table:table-cell office:value-type="float" office:value="86.499184" calcext:value-type="float">
            <text:p>86,499184</text:p>
          </table:table-cell>
          <table:table-cell office:value-type="float" office:value="96.080132" calcext:value-type="float">
            <text:p>96,080132</text:p>
          </table:table-cell>
          <table:table-cell office:value-type="float" office:value="68.349014" calcext:value-type="float">
            <text:p>68,349014</text:p>
          </table:table-cell>
          <table:table-cell office:value-type="float" office:value="66.372383" calcext:value-type="float">
            <text:p>66,372383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21.074768" calcext:value-type="float">
            <text:p>321,074768</text:p>
          </table:table-cell>
          <table:table-cell office:value-type="float" office:value="321.112518" calcext:value-type="float">
            <text:p>321,112518</text:p>
          </table:table-cell>
          <table:table-cell office:value-type="float" office:value="321.112427" calcext:value-type="float">
            <text:p>321,112427</text:p>
          </table:table-cell>
          <table:table-cell office:value-type="float" office:value="333.342682" calcext:value-type="float">
            <text:p>333,342682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63.343597" calcext:value-type="float">
            <text:p>363,343597</text:p>
          </table:table-cell>
          <table:table-cell office:value-type="float" office:value="363.781647" calcext:value-type="float">
            <text:p>363,781647</text:p>
          </table:table-cell>
          <table:table-cell table:number-columns-repeated="2" office:value-type="float" office:value="363.342163" calcext:value-type="float">
            <text:p>363,342163</text:p>
          </table:table-cell>
          <table:table-cell office:value-type="float" office:value="338.859924" calcext:value-type="float">
            <text:p>338,859924</text:p>
          </table:table-cell>
          <table:table-cell office:value-type="float" office:value="332.734619" calcext:value-type="float">
            <text:p>332,7346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8.247238" calcext:value-type="float">
            <text:p>138,247238</text:p>
          </table:table-cell>
          <table:table-cell office:value-type="float" office:value="99.99118" calcext:value-type="float">
            <text:p>99,99118</text:p>
          </table:table-cell>
          <table:table-cell office:value-type="float" office:value="140.371872" calcext:value-type="float">
            <text:p>140,371872</text:p>
          </table:table-cell>
          <table:table-cell office:value-type="float" office:value="64.535927" calcext:value-type="float">
            <text:p>64,535927</text:p>
          </table:table-cell>
          <table:table-cell office:value-type="float" office:value="123.775742" calcext:value-type="float">
            <text:p>123,775742</text:p>
          </table:table-cell>
          <table:table-cell office:value-type="float" office:value="118.613419" calcext:value-type="float">
            <text:p>118,613419</text:p>
          </table:table-cell>
          <table:table-cell office:value-type="float" office:value="138.172302" calcext:value-type="float">
            <text:p>138,172302</text:p>
          </table:table-cell>
          <table:table-cell office:value-type="float" office:value="139.01387" calcext:value-type="float">
            <text:p>139,01387</text:p>
          </table:table-cell>
          <table:table-cell office:value-type="float" office:value="148.582825" calcext:value-type="float">
            <text:p>148,582825</text:p>
          </table:table-cell>
          <table:table-cell office:value-type="float" office:value="149.8526" calcext:value-type="float">
            <text:p>149,8526</text:p>
          </table:table-cell>
          <table:table-cell office:value-type="float" office:value="149.841751" calcext:value-type="float">
            <text:p>149,841751</text:p>
          </table:table-cell>
          <table:table-cell office:value-type="float" office:value="149.875793" calcext:value-type="float">
            <text:p>149,8757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8.318821" calcext:value-type="float">
            <text:p>58,318821</text:p>
          </table:table-cell>
          <table:table-cell office:value-type="float" office:value="44.855507" calcext:value-type="float">
            <text:p>44,855507</text:p>
          </table:table-cell>
          <table:table-cell office:value-type="float" office:value="48.994888" calcext:value-type="float">
            <text:p>48,994888</text:p>
          </table:table-cell>
          <table:table-cell office:value-type="float" office:value="45.133785" calcext:value-type="float">
            <text:p>45,133785</text:p>
          </table:table-cell>
          <table:table-cell office:value-type="float" office:value="52.266399" calcext:value-type="float">
            <text:p>52,266399</text:p>
          </table:table-cell>
          <table:table-cell office:value-type="float" office:value="60.575848" calcext:value-type="float">
            <text:p>60,575848</text:p>
          </table:table-cell>
          <table:table-cell office:value-type="float" office:value="66.204865" calcext:value-type="float">
            <text:p>66,204865</text:p>
          </table:table-cell>
          <table:table-cell office:value-type="float" office:value="67.706482" calcext:value-type="float">
            <text:p>67,706482</text:p>
          </table:table-cell>
          <table:table-cell office:value-type="float" office:value="69.307808" calcext:value-type="float">
            <text:p>69,307808</text:p>
          </table:table-cell>
          <table:table-cell office:value-type="float" office:value="69.52282" calcext:value-type="float">
            <text:p>69,52282</text:p>
          </table:table-cell>
          <table:table-cell office:value-type="float" office:value="67.657677" calcext:value-type="float">
            <text:p>67,657677</text:p>
          </table:table-cell>
          <table:table-cell office:value-type="float" office:value="65.596153" calcext:value-type="float">
            <text:p>65,5961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4.757355" calcext:value-type="float">
            <text:p>224,757355</text:p>
          </table:table-cell>
          <table:table-cell office:value-type="float" office:value="216.872131" calcext:value-type="float">
            <text:p>216,872131</text:p>
          </table:table-cell>
          <table:table-cell office:value-type="float" office:value="226.401596" calcext:value-type="float">
            <text:p>226,401596</text:p>
          </table:table-cell>
          <table:table-cell office:value-type="float" office:value="226.43512" calcext:value-type="float">
            <text:p>226,43512</text:p>
          </table:table-cell>
          <table:table-cell office:value-type="float" office:value="226.384811" calcext:value-type="float">
            <text:p>226,384811</text:p>
          </table:table-cell>
          <table:table-cell office:value-type="float" office:value="226.127655" calcext:value-type="float">
            <text:p>226,127655</text:p>
          </table:table-cell>
          <table:table-cell office:value-type="float" office:value="226.449249" calcext:value-type="float">
            <text:p>226,449249</text:p>
          </table:table-cell>
          <table:table-cell office:value-type="float" office:value="226.611847" calcext:value-type="float">
            <text:p>226,611847</text:p>
          </table:table-cell>
          <table:table-cell office:value-type="float" office:value="226.44899" calcext:value-type="float">
            <text:p>226,44899</text:p>
          </table:table-cell>
          <table:table-cell office:value-type="float" office:value="226.448975" calcext:value-type="float">
            <text:p>226,448975</text:p>
          </table:table-cell>
          <table:table-cell office:value-type="float" office:value="226.449158" calcext:value-type="float">
            <text:p>226,449158</text:p>
          </table:table-cell>
          <table:table-cell office:value-type="float" office:value="226.448151" calcext:value-type="float">
            <text:p>226,448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5.81015" calcext:value-type="float">
            <text:p>235,81015</text:p>
          </table:table-cell>
          <table:table-cell office:value-type="float" office:value="210.603073" calcext:value-type="float">
            <text:p>210,603073</text:p>
          </table:table-cell>
          <table:table-cell office:value-type="float" office:value="233.95253" calcext:value-type="float">
            <text:p>233,95253</text:p>
          </table:table-cell>
          <table:table-cell table:number-columns-repeated="3" office:value-type="float" office:value="252.30722" calcext:value-type="float">
            <text:p>252,30722</text:p>
          </table:table-cell>
          <table:table-cell office:value-type="float" office:value="272.511139" calcext:value-type="float">
            <text:p>272,511139</text:p>
          </table:table-cell>
          <table:table-cell office:value-type="float" office:value="287.525787" calcext:value-type="float">
            <text:p>287,525787</text:p>
          </table:table-cell>
          <table:table-cell office:value-type="float" office:value="319.062042" calcext:value-type="float">
            <text:p>319,062042</text:p>
          </table:table-cell>
          <table:table-cell office:value-type="float" office:value="287.445984" calcext:value-type="float">
            <text:p>287,445984</text:p>
          </table:table-cell>
          <table:table-cell office:value-type="float" office:value="252.307098" calcext:value-type="float">
            <text:p>252,307098</text:p>
          </table:table-cell>
          <table:table-cell office:value-type="float" office:value="252.777176" calcext:value-type="float">
            <text:p>252,7771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34.282227" calcext:value-type="float">
            <text:p>34,282227</text:p>
          </table:table-cell>
          <table:table-cell office:value-type="float" office:value="28.95632" calcext:value-type="float">
            <text:p>28,95632</text:p>
          </table:table-cell>
          <table:table-cell office:value-type="float" office:value="25.783585" calcext:value-type="float">
            <text:p>25,783585</text:p>
          </table:table-cell>
          <table:table-cell office:value-type="float" office:value="25.104631" calcext:value-type="float">
            <text:p>25,104631</text:p>
          </table:table-cell>
          <table:table-cell office:value-type="float" office:value="31.167112" calcext:value-type="float">
            <text:p>31,167112</text:p>
          </table:table-cell>
          <table:table-cell office:value-type="float" office:value="28.713299" calcext:value-type="float">
            <text:p>28,713299</text:p>
          </table:table-cell>
          <table:table-cell office:value-type="float" office:value="49.929829" calcext:value-type="float">
            <text:p>49,929829</text:p>
          </table:table-cell>
          <table:table-cell office:value-type="float" office:value="54.03548" calcext:value-type="float">
            <text:p>54,03548</text:p>
          </table:table-cell>
          <table:table-cell office:value-type="float" office:value="42.034069" calcext:value-type="float">
            <text:p>42,034069</text:p>
          </table:table-cell>
          <table:table-cell office:value-type="float" office:value="31.765957" calcext:value-type="float">
            <text:p>31,765957</text:p>
          </table:table-cell>
          <table:table-cell office:value-type="float" office:value="39.745853" calcext:value-type="float">
            <text:p>39,745853</text:p>
          </table:table-cell>
          <table:table-cell office:value-type="float" office:value="48.823544" calcext:value-type="float">
            <text:p>48,8235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27.155987" calcext:value-type="float">
            <text:p>27,155987</text:p>
          </table:table-cell>
          <table:table-cell office:value-type="float" office:value="25.909538" calcext:value-type="float">
            <text:p>25,909538</text:p>
          </table:table-cell>
          <table:table-cell office:value-type="float" office:value="27.657749" calcext:value-type="float">
            <text:p>27,657749</text:p>
          </table:table-cell>
          <table:table-cell office:value-type="float" office:value="28.327072" calcext:value-type="float">
            <text:p>28,327072</text:p>
          </table:table-cell>
          <table:table-cell office:value-type="float" office:value="34.011616" calcext:value-type="float">
            <text:p>34,011616</text:p>
          </table:table-cell>
          <table:table-cell office:value-type="float" office:value="26.174175" calcext:value-type="float">
            <text:p>26,174175</text:p>
          </table:table-cell>
          <table:table-cell office:value-type="float" office:value="41.673058" calcext:value-type="float">
            <text:p>41,673058</text:p>
          </table:table-cell>
          <table:table-cell office:value-type="float" office:value="44.657825" calcext:value-type="float">
            <text:p>44,657825</text:p>
          </table:table-cell>
          <table:table-cell office:value-type="float" office:value="41.160076" calcext:value-type="float">
            <text:p>41,160076</text:p>
          </table:table-cell>
          <table:table-cell office:value-type="float" office:value="42.939857" calcext:value-type="float">
            <text:p>42,939857</text:p>
          </table:table-cell>
          <table:table-cell office:value-type="float" office:value="36.662964" calcext:value-type="float">
            <text:p>36,662964</text:p>
          </table:table-cell>
          <table:table-cell office:value-type="float" office:value="31.269207" calcext:value-type="float">
            <text:p>31,2692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311807" calcext:value-type="float">
            <text:p>7,311807</text:p>
          </table:table-cell>
          <table:table-cell office:value-type="float" office:value="6.762757" calcext:value-type="float">
            <text:p>6,762757</text:p>
          </table:table-cell>
          <table:table-cell office:value-type="float" office:value="6.808579" calcext:value-type="float">
            <text:p>6,808579</text:p>
          </table:table-cell>
          <table:table-cell office:value-type="float" office:value="6.852357" calcext:value-type="float">
            <text:p>6,852357</text:p>
          </table:table-cell>
          <table:table-cell office:value-type="float" office:value="6.298752" calcext:value-type="float">
            <text:p>6,298752</text:p>
          </table:table-cell>
          <table:table-cell office:value-type="float" office:value="7.571414" calcext:value-type="float">
            <text:p>7,571414</text:p>
          </table:table-cell>
          <table:table-cell office:value-type="float" office:value="6.775833" calcext:value-type="float">
            <text:p>6,775833</text:p>
          </table:table-cell>
          <table:table-cell office:value-type="float" office:value="6.750354" calcext:value-type="float">
            <text:p>6,750354</text:p>
          </table:table-cell>
          <table:table-cell office:value-type="float" office:value="7.303212" calcext:value-type="float">
            <text:p>7,303212</text:p>
          </table:table-cell>
          <table:table-cell office:value-type="float" office:value="8.14492" calcext:value-type="float">
            <text:p>8,14492</text:p>
          </table:table-cell>
          <table:table-cell office:value-type="float" office:value="8.413177" calcext:value-type="float">
            <text:p>8,413177</text:p>
          </table:table-cell>
          <table:table-cell office:value-type="float" office:value="8.146256" calcext:value-type="float">
            <text:p>8,1462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5.516434" calcext:value-type="float">
            <text:p>225,516434</text:p>
          </table:table-cell>
          <table:table-cell office:value-type="float" office:value="225.514053" calcext:value-type="float">
            <text:p>225,514053</text:p>
          </table:table-cell>
          <table:table-cell office:value-type="float" office:value="253.62944" calcext:value-type="float">
            <text:p>253,6294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56.399414" calcext:value-type="float">
            <text:p>256,39941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80.92218" calcext:value-type="float">
            <text:p>280,92218</text:p>
          </table:table-cell>
          <table:table-cell office:value-type="float" office:value="282.098969" calcext:value-type="float">
            <text:p>282,098969</text:p>
          </table:table-cell>
          <table:table-cell office:value-type="float" office:value="280.208862" calcext:value-type="float">
            <text:p>280,208862</text:p>
          </table:table-cell>
          <table:table-cell office:value-type="float" office:value="282.098816" calcext:value-type="float">
            <text:p>282,098816</text:p>
          </table:table-cell>
          <table:table-cell office:value-type="float" office:value="278.911224" calcext:value-type="float">
            <text:p>278,911224</text:p>
          </table:table-cell>
          <table:table-cell office:value-type="float" office:value="253.350296" calcext:value-type="float">
            <text:p>253,3502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84.201416" calcext:value-type="float">
            <text:p>884,201416</text:p>
          </table:table-cell>
          <table:table-cell table:number-columns-repeated="5" office:value-type="float" office:value="830.999817" calcext:value-type="float">
            <text:p>830,999817</text:p>
          </table:table-cell>
          <table:table-cell table:number-columns-repeated="6" office:value-type="float" office:value="1017.484375" calcext:value-type="float">
            <text:p>1017,484375</text:p>
          </table:table-cell>
          <table:table-cell table:number-columns-repeated="8"/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5.273783" calcext:value-type="float">
            <text:p>25,273783</text:p>
          </table:table-cell>
          <table:table-cell office:value-type="float" office:value="26.135283" calcext:value-type="float">
            <text:p>26,135283</text:p>
          </table:table-cell>
          <table:table-cell office:value-type="float" office:value="25.142447" calcext:value-type="float">
            <text:p>25,142447</text:p>
          </table:table-cell>
          <table:table-cell office:value-type="float" office:value="22.637243" calcext:value-type="float">
            <text:p>22,637243</text:p>
          </table:table-cell>
          <table:table-cell office:value-type="float" office:value="24.672054" calcext:value-type="float">
            <text:p>24,672054</text:p>
          </table:table-cell>
          <table:table-cell office:value-type="float" office:value="23.830629" calcext:value-type="float">
            <text:p>23,830629</text:p>
          </table:table-cell>
          <table:table-cell office:value-type="float" office:value="26.947998" calcext:value-type="float">
            <text:p>26,947998</text:p>
          </table:table-cell>
          <table:table-cell office:value-type="float" office:value="31.739378" calcext:value-type="float">
            <text:p>31,739378</text:p>
          </table:table-cell>
          <table:table-cell office:value-type="float" office:value="36.277279" calcext:value-type="float">
            <text:p>36,277279</text:p>
          </table:table-cell>
          <table:table-cell office:value-type="float" office:value="36.456535" calcext:value-type="float">
            <text:p>36,456535</text:p>
          </table:table-cell>
          <table:table-cell office:value-type="float" office:value="38.731457" calcext:value-type="float">
            <text:p>38,731457</text:p>
          </table:table-cell>
          <table:table-cell office:value-type="float" office:value="32.430161" calcext:value-type="float">
            <text:p>32,43016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19.438782" calcext:value-type="float">
            <text:p>19,438782</text:p>
          </table:table-cell>
          <table:table-cell office:value-type="float" office:value="19.511456" calcext:value-type="float">
            <text:p>19,511456</text:p>
          </table:table-cell>
          <table:table-cell office:value-type="float" office:value="22.39189" calcext:value-type="float">
            <text:p>22,39189</text:p>
          </table:table-cell>
          <table:table-cell office:value-type="float" office:value="33.44215" calcext:value-type="float">
            <text:p>33,44215</text:p>
          </table:table-cell>
          <table:table-cell office:value-type="float" office:value="38.659603" calcext:value-type="float">
            <text:p>38,659603</text:p>
          </table:table-cell>
          <table:table-cell office:value-type="float" office:value="36.934322" calcext:value-type="float">
            <text:p>36,934322</text:p>
          </table:table-cell>
          <table:table-cell office:value-type="float" office:value="44.852085" calcext:value-type="float">
            <text:p>44,852085</text:p>
          </table:table-cell>
          <table:table-cell office:value-type="float" office:value="47.096104" calcext:value-type="float">
            <text:p>47,096104</text:p>
          </table:table-cell>
          <table:table-cell office:value-type="float" office:value="45.13364" calcext:value-type="float">
            <text:p>45,13364</text:p>
          </table:table-cell>
          <table:table-cell office:value-type="float" office:value="41.544613" calcext:value-type="float">
            <text:p>41,544613</text:p>
          </table:table-cell>
          <table:table-cell office:value-type="float" office:value="35.997341" calcext:value-type="float">
            <text:p>35,997341</text:p>
          </table:table-cell>
          <table:table-cell office:value-type="float" office:value="33.765774" calcext:value-type="float">
            <text:p>33,765774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17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17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13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5" office:value-type="string" calcext:value-type="string">
            <text:p>% do Erro Absoluto</text:p>
          </table:table-cell>
          <table:table-cell table:style-name="ce16" office:value-type="string" calcext:value-type="string">
            <text:p>2019-01</text:p>
          </table:table-cell>
          <table:table-cell table:style-name="ce16" office:value-type="string" calcext:value-type="string">
            <text:p>2019-02</text:p>
          </table:table-cell>
          <table:table-cell table:style-name="ce16" office:value-type="string" calcext:value-type="string">
            <text:p>2019-03</text:p>
          </table:table-cell>
          <table:table-cell table:style-name="ce16" office:value-type="string" calcext:value-type="string">
            <text:p>2019-04</text:p>
          </table:table-cell>
          <table:table-cell table:style-name="ce16" office:value-type="string" calcext:value-type="string">
            <text:p>2019-05</text:p>
          </table:table-cell>
          <table:table-cell table:style-name="ce16" office:value-type="string" calcext:value-type="string">
            <text:p>2019-06</text:p>
          </table:table-cell>
          <table:table-cell table:style-name="ce16" office:value-type="string" calcext:value-type="string">
            <text:p>2019-07</text:p>
          </table:table-cell>
          <table:table-cell table:style-name="ce16" office:value-type="string" calcext:value-type="string">
            <text:p>2019-08</text:p>
          </table:table-cell>
          <table:table-cell table:style-name="ce16" office:value-type="string" calcext:value-type="string">
            <text:p>2019-09</text:p>
          </table:table-cell>
          <table:table-cell table:style-name="ce16" office:value-type="string" calcext:value-type="string">
            <text:p>2019-10</text:p>
          </table:table-cell>
          <table:table-cell table:style-name="ce16" office:value-type="string" calcext:value-type="string">
            <text:p>2019-11</text:p>
          </table:table-cell>
          <table:table-cell table:style-name="ce16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798471576689311" calcext:value-type="percentage">
            <text:p>7,985%</text:p>
          </table:table-cell>
          <table:table-cell table:formula="of:=(ABS([$Registrado.C2] - [$Previsto.C2])/[$Registrado.C2])" office:value-type="percentage" office:value="0.21746247952991" calcext:value-type="percentage">
            <text:p>21,746%</text:p>
          </table:table-cell>
          <table:table-cell table:formula="of:=(ABS([$Registrado.D2] - [$Previsto.D2])/[$Registrado.D2])" office:value-type="percentage" office:value="0.301726732673267" calcext:value-type="percentage">
            <text:p>30,173%</text:p>
          </table:table-cell>
          <table:table-cell table:formula="of:=(ABS([$Registrado.E2] - [$Previsto.E2])/[$Registrado.E2])" office:value-type="percentage" office:value="0.0754539178769949" calcext:value-type="percentage">
            <text:p>7,545%</text:p>
          </table:table-cell>
          <table:table-cell table:formula="of:=(ABS([$Registrado.F2] - [$Previsto.F2])/[$Registrado.F2])" office:value-type="percentage" office:value="0.0891443076431084" calcext:value-type="percentage">
            <text:p>8,914%</text:p>
          </table:table-cell>
          <table:table-cell table:formula="of:=(ABS([$Registrado.G2] - [$Previsto.G2])/[$Registrado.G2])" office:value-type="percentage" office:value="0.0787690087415472" calcext:value-type="percentage">
            <text:p>7,877%</text:p>
          </table:table-cell>
          <table:table-cell table:formula="of:=(ABS([$Registrado.H2] - [$Previsto.H2])/[$Registrado.H2])" office:value-type="percentage" office:value="0.0796799116997792" calcext:value-type="percentage">
            <text:p>7,968%</text:p>
          </table:table-cell>
          <table:table-cell table:formula="of:=(ABS([$Registrado.I2] - [$Previsto.I2])/[$Registrado.I2])" office:value-type="percentage" office:value="0.0476543084374813" calcext:value-type="percentage">
            <text:p>4,765%</text:p>
          </table:table-cell>
          <table:table-cell table:formula="of:=(ABS([$Registrado.J2] - [$Previsto.J2])/[$Registrado.J2])" office:value-type="percentage" office:value="0.0274151970104242" calcext:value-type="percentage">
            <text:p>2,742%</text:p>
          </table:table-cell>
          <table:table-cell table:formula="of:=(ABS([$Registrado.K2] - [$Previsto.K2])/[$Registrado.K2])" office:value-type="percentage" office:value="0.0636398282015606" calcext:value-type="percentage">
            <text:p>6,364%</text:p>
          </table:table-cell>
          <table:table-cell table:formula="of:=(ABS([$Registrado.L2] - [$Previsto.L2])/[$Registrado.L2])" office:value-type="percentage" office:value="0.00770978561094311" calcext:value-type="percentage">
            <text:p>0,771%</text:p>
          </table:table-cell>
          <table:table-cell table:formula="of:=(ABS([$Registrado.M2] - [$Previsto.M2])/[$Registrado.M2])" office:value-type="percentage" office:value="0.130901279527559" calcext:value-type="percentage">
            <text:p>13,090%</text:p>
          </table:table-cell>
          <table:table-cell table:formula="of:=AVERAGE([.B2:.M2])" office:value-type="percentage" office:value="0.0999503262184589" calcext:value-type="percentage">
            <text:p>9,995%</text:p>
          </table:table-cell>
          <table:table-cell table:formula="of:=STDEV([.B2:.M2])" office:value-type="percentage" office:value="0.0827286326661172" calcext:value-type="percentage">
            <text:p>8,27%</text:p>
          </table:table-cell>
          <table:table-cell table:formula="of:=ABS(SUM([$Registrado.B2:.M2]) -SUM([$Previsto.B2:.M2]))/SUM([$Registrado.B2:.M2])" office:value-type="percentage" office:value="0.0239866975280547" calcext:value-type="percentage">
            <text:p>2,399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490242373718661" calcext:value-type="percentage">
            <text:p>4,902%</text:p>
          </table:table-cell>
          <table:table-cell table:formula="of:=(ABS([$Registrado.C3] - [$Previsto.C3])/[$Registrado.C3])" office:value-type="percentage" office:value="0.243137895845678" calcext:value-type="percentage">
            <text:p>24,314%</text:p>
          </table:table-cell>
          <table:table-cell table:formula="of:=(ABS([$Registrado.D3] - [$Previsto.D3])/[$Registrado.D3])" office:value-type="percentage" office:value="0.0668198492216311" calcext:value-type="percentage">
            <text:p>6,682%</text:p>
          </table:table-cell>
          <table:table-cell table:formula="of:=(ABS([$Registrado.E3] - [$Previsto.E3])/[$Registrado.E3])" office:value-type="percentage" office:value="0.191407149704673" calcext:value-type="percentage">
            <text:p>19,141%</text:p>
          </table:table-cell>
          <table:table-cell table:formula="of:=(ABS([$Registrado.F3] - [$Previsto.F3])/[$Registrado.F3])" office:value-type="percentage" office:value="0.371980744403241" calcext:value-type="percentage">
            <text:p>37,198%</text:p>
          </table:table-cell>
          <table:table-cell table:formula="of:=(ABS([$Registrado.G3] - [$Previsto.G3])/[$Registrado.G3])" office:value-type="percentage" office:value="0.0273079692430774" calcext:value-type="percentage">
            <text:p>2,731%</text:p>
          </table:table-cell>
          <table:table-cell table:formula="of:=(ABS([$Registrado.H3] - [$Previsto.H3])/[$Registrado.H3])" office:value-type="percentage" office:value="0.0944626801616537" calcext:value-type="percentage">
            <text:p>9,446%</text:p>
          </table:table-cell>
          <table:table-cell table:formula="of:=(ABS([$Registrado.I3] - [$Previsto.I3])/[$Registrado.I3])" office:value-type="percentage" office:value="0.109275742788313" calcext:value-type="percentage">
            <text:p>10,928%</text:p>
          </table:table-cell>
          <table:table-cell table:formula="of:=(ABS([$Registrado.J3] - [$Previsto.J3])/[$Registrado.J3])" office:value-type="percentage" office:value="0.0336844576760174" calcext:value-type="percentage">
            <text:p>3,368%</text:p>
          </table:table-cell>
          <table:table-cell table:formula="of:=(ABS([$Registrado.K3] - [$Previsto.K3])/[$Registrado.K3])" office:value-type="percentage" office:value="0.241342083694354" calcext:value-type="percentage">
            <text:p>24,134%</text:p>
          </table:table-cell>
          <table:table-cell table:formula="of:=(ABS([$Registrado.L3] - [$Previsto.L3])/[$Registrado.L3])" office:value-type="percentage" office:value="0.193937927638399" calcext:value-type="percentage">
            <text:p>19,394%</text:p>
          </table:table-cell>
          <table:table-cell table:formula="of:=(ABS([$Registrado.M3] - [$Previsto.M3])/[$Registrado.M3])" office:value-type="percentage" office:value="0.156669890146015" calcext:value-type="percentage">
            <text:p>15,667%</text:p>
          </table:table-cell>
          <table:table-cell table:formula="of:=AVERAGE([.B3:.M3])" office:value-type="percentage" office:value="0.148254218991243" calcext:value-type="percentage">
            <text:p>14,825%</text:p>
          </table:table-cell>
          <table:table-cell table:formula="of:=STDEV([.B3:.M3])" office:value-type="percentage" office:value="0.10461489711053" calcext:value-type="percentage">
            <text:p>10,46%</text:p>
          </table:table-cell>
          <table:table-cell table:formula="of:=ABS(SUM([$Registrado.B3:.M3]) -SUM([$Previsto.B3:.M3]))/SUM([$Registrado.B3:.M3])" office:value-type="percentage" office:value="0.146846456005807" calcext:value-type="percentage">
            <text:p>14,685%</text:p>
          </table:table-cell>
          <table:table-cell table:formula="of:=COUNTIF([.B3:.M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36552884119286" calcext:value-type="percentage">
            <text:p>13,655%</text:p>
          </table:table-cell>
          <table:table-cell table:formula="of:=(ABS([$Registrado.C4] - [$Previsto.C4])/[$Registrado.C4])" office:value-type="percentage" office:value="0.397777039848197" calcext:value-type="percentage">
            <text:p>39,778%</text:p>
          </table:table-cell>
          <table:table-cell table:formula="of:=(ABS([$Registrado.D4] - [$Previsto.D4])/[$Registrado.D4])" office:value-type="percentage" office:value="0.522082496413199" calcext:value-type="percentage">
            <text:p>52,208%</text:p>
          </table:table-cell>
          <table:table-cell table:formula="of:=(ABS([$Registrado.E4] - [$Previsto.E4])/[$Registrado.E4])" office:value-type="percentage" office:value="0.510980951129795" calcext:value-type="percentage">
            <text:p>51,098%</text:p>
          </table:table-cell>
          <table:table-cell table:formula="of:=(ABS([$Registrado.F4] - [$Previsto.F4])/[$Registrado.F4])" office:value-type="percentage" office:value="0.35921653636579" calcext:value-type="percentage">
            <text:p>35,922%</text:p>
          </table:table-cell>
          <table:table-cell table:formula="of:=(ABS([$Registrado.G4] - [$Previsto.G4])/[$Registrado.G4])" office:value-type="percentage" office:value="0.302566949632145" calcext:value-type="percentage">
            <text:p>30,257%</text:p>
          </table:table-cell>
          <table:table-cell table:formula="of:=(ABS([$Registrado.H4] - [$Previsto.H4])/[$Registrado.H4])" office:value-type="percentage" office:value="0.0591157230468404" calcext:value-type="percentage">
            <text:p>5,912%</text:p>
          </table:table-cell>
          <table:table-cell table:formula="of:=(ABS([$Registrado.I4] - [$Previsto.I4])/[$Registrado.I4])" office:value-type="percentage" office:value="0.0579340504320226" calcext:value-type="percentage">
            <text:p>5,793%</text:p>
          </table:table-cell>
          <table:table-cell table:formula="of:=(ABS([$Registrado.J4] - [$Previsto.J4])/[$Registrado.J4])" office:value-type="percentage" office:value="0.0101430968726163" calcext:value-type="percentage">
            <text:p>1,014%</text:p>
          </table:table-cell>
          <table:table-cell table:formula="of:=(ABS([$Registrado.K4] - [$Previsto.K4])/[$Registrado.K4])" office:value-type="percentage" office:value="0.00869405077680939" calcext:value-type="percentage">
            <text:p>0,869%</text:p>
          </table:table-cell>
          <table:table-cell table:formula="of:=(ABS([$Registrado.L4] - [$Previsto.L4])/[$Registrado.L4])" office:value-type="percentage" office:value="0.253417586790013" calcext:value-type="percentage">
            <text:p>25,342%</text:p>
          </table:table-cell>
          <table:table-cell table:formula="of:=(ABS([$Registrado.M4] - [$Previsto.M4])/[$Registrado.M4])" office:value-type="percentage" office:value="0.00750602900439968" calcext:value-type="percentage">
            <text:p>0,751%</text:p>
          </table:table-cell>
          <table:table-cell table:formula="of:=AVERAGE([.B4:.M4])" office:value-type="percentage" office:value="0.218832282869259" calcext:value-type="percentage">
            <text:p>21,883%</text:p>
          </table:table-cell>
          <table:table-cell table:formula="of:=STDEV([.B4:.M4])" office:value-type="percentage" office:value="0.197204023879998" calcext:value-type="percentage">
            <text:p>19,72%</text:p>
          </table:table-cell>
          <table:table-cell table:formula="of:=ABS(SUM([$Registrado.B4:.M4]) -SUM([$Previsto.B4:.M4]))/SUM([$Registrado.B4:.M4])" office:value-type="percentage" office:value="0.176496308872854" calcext:value-type="percentage">
            <text:p>17,650%</text:p>
          </table:table-cell>
          <table:table-cell table:formula="of:=COUNTIF([.B4:.M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340245255201142" calcext:value-type="percentage">
            <text:p>3,402%</text:p>
          </table:table-cell>
          <table:table-cell table:formula="of:=(ABS([$Registrado.C5] - [$Previsto.C5])/[$Registrado.C5])" office:value-type="percentage" office:value="0.226477266418698" calcext:value-type="percentage">
            <text:p>22,648%</text:p>
          </table:table-cell>
          <table:table-cell table:formula="of:=(ABS([$Registrado.D5] - [$Previsto.D5])/[$Registrado.D5])" office:value-type="percentage" office:value="0.276689762778468" calcext:value-type="percentage">
            <text:p>27,669%</text:p>
          </table:table-cell>
          <table:table-cell table:formula="of:=(ABS([$Registrado.E5] - [$Previsto.E5])/[$Registrado.E5])" office:value-type="percentage" office:value="0.0833093877951308" calcext:value-type="percentage">
            <text:p>8,331%</text:p>
          </table:table-cell>
          <table:table-cell table:formula="of:=(ABS([$Registrado.F5] - [$Previsto.F5])/[$Registrado.F5])" office:value-type="percentage" office:value="0.10953165256259" calcext:value-type="percentage">
            <text:p>10,953%</text:p>
          </table:table-cell>
          <table:table-cell table:formula="of:=(ABS([$Registrado.G5] - [$Previsto.G5])/[$Registrado.G5])" office:value-type="percentage" office:value="0.1063082313487" calcext:value-type="percentage">
            <text:p>10,631%</text:p>
          </table:table-cell>
          <table:table-cell table:formula="of:=(ABS([$Registrado.H5] - [$Previsto.H5])/[$Registrado.H5])" office:value-type="percentage" office:value="0.10542249462035" calcext:value-type="percentage">
            <text:p>10,542%</text:p>
          </table:table-cell>
          <table:table-cell table:formula="of:=(ABS([$Registrado.I5] - [$Previsto.I5])/[$Registrado.I5])" office:value-type="percentage" office:value="0.0740760169507346" calcext:value-type="percentage">
            <text:p>7,408%</text:p>
          </table:table-cell>
          <table:table-cell table:formula="of:=(ABS([$Registrado.J5] - [$Previsto.J5])/[$Registrado.J5])" office:value-type="percentage" office:value="0.244296438071758" calcext:value-type="percentage">
            <text:p>24,430%</text:p>
          </table:table-cell>
          <table:table-cell table:formula="of:=(ABS([$Registrado.K5] - [$Previsto.K5])/[$Registrado.K5])" office:value-type="percentage" office:value="0.126680981474954" calcext:value-type="percentage">
            <text:p>12,668%</text:p>
          </table:table-cell>
          <table:table-cell table:formula="of:=(ABS([$Registrado.L5] - [$Previsto.L5])/[$Registrado.L5])" office:value-type="percentage" office:value="0.113207762557078" calcext:value-type="percentage">
            <text:p>11,321%</text:p>
          </table:table-cell>
          <table:table-cell table:formula="of:=(ABS([$Registrado.M5] - [$Previsto.M5])/[$Registrado.M5])" office:value-type="percentage" office:value="0.281203709889327" calcext:value-type="percentage">
            <text:p>28,120%</text:p>
          </table:table-cell>
          <table:table-cell table:formula="of:=AVERAGE([.B5:.M5])" office:value-type="percentage" office:value="0.148435685832325" calcext:value-type="percentage">
            <text:p>14,844%</text:p>
          </table:table-cell>
          <table:table-cell table:formula="of:=STDEV([.B5:.M5])" office:value-type="percentage" office:value="0.0847829270045012" calcext:value-type="percentage">
            <text:p>8,48%</text:p>
          </table:table-cell>
          <table:table-cell table:formula="of:=ABS(SUM([$Registrado.B5:.M5]) -SUM([$Previsto.B5:.M5]))/SUM([$Registrado.B5:.M5])" office:value-type="percentage" office:value="0.144149571463921" calcext:value-type="percentage">
            <text:p>14,415%</text:p>
          </table:table-cell>
          <table:table-cell table:formula="of:=COUNTIF([.B5:.M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14655558148153" calcext:value-type="percentage">
            <text:p>11,466%</text:p>
          </table:table-cell>
          <table:table-cell table:formula="of:=(ABS([$Registrado.C6] - [$Previsto.C6])/[$Registrado.C6])" office:value-type="percentage" office:value="0.0338986689652407" calcext:value-type="percentage">
            <text:p>3,390%</text:p>
          </table:table-cell>
          <table:table-cell table:formula="of:=(ABS([$Registrado.D6] - [$Previsto.D6])/[$Registrado.D6])" office:value-type="percentage" office:value="0.0682669321060213" calcext:value-type="percentage">
            <text:p>6,827%</text:p>
          </table:table-cell>
          <table:table-cell table:formula="of:=(ABS([$Registrado.E6] - [$Previsto.E6])/[$Registrado.E6])" office:value-type="percentage" office:value="0.0448749677966572" calcext:value-type="percentage">
            <text:p>4,487%</text:p>
          </table:table-cell>
          <table:table-cell table:formula="of:=(ABS([$Registrado.F6] - [$Previsto.F6])/[$Registrado.F6])" office:value-type="percentage" office:value="0.0739036756150854" calcext:value-type="percentage">
            <text:p>7,390%</text:p>
          </table:table-cell>
          <table:table-cell table:formula="of:=(ABS([$Registrado.G6] - [$Previsto.G6])/[$Registrado.G6])" office:value-type="percentage" office:value="0.203595720557606" calcext:value-type="percentage">
            <text:p>20,360%</text:p>
          </table:table-cell>
          <table:table-cell table:formula="of:=(ABS([$Registrado.H6] - [$Previsto.H6])/[$Registrado.H6])" office:value-type="percentage" office:value="0.024741186125518" calcext:value-type="percentage">
            <text:p>2,474%</text:p>
          </table:table-cell>
          <table:table-cell table:formula="of:=(ABS([$Registrado.I6] - [$Previsto.I6])/[$Registrado.I6])" office:value-type="percentage" office:value="0.119791910923522" calcext:value-type="percentage">
            <text:p>11,979%</text:p>
          </table:table-cell>
          <table:table-cell table:formula="of:=(ABS([$Registrado.J6] - [$Previsto.J6])/[$Registrado.J6])" office:value-type="percentage" office:value="0.102062013413417" calcext:value-type="percentage">
            <text:p>10,206%</text:p>
          </table:table-cell>
          <table:table-cell table:formula="of:=(ABS([$Registrado.K6] - [$Previsto.K6])/[$Registrado.K6])" office:value-type="percentage" office:value="0.0403648308195664" calcext:value-type="percentage">
            <text:p>4,036%</text:p>
          </table:table-cell>
          <table:table-cell table:formula="of:=(ABS([$Registrado.L6] - [$Previsto.L6])/[$Registrado.L6])" office:value-type="percentage" office:value="0.111428495226082" calcext:value-type="percentage">
            <text:p>11,143%</text:p>
          </table:table-cell>
          <table:table-cell table:formula="of:=(ABS([$Registrado.M6] - [$Previsto.M6])/[$Registrado.M6])" office:value-type="percentage" office:value="0.0490290441703983" calcext:value-type="percentage">
            <text:p>4,903%</text:p>
          </table:table-cell>
          <table:table-cell table:formula="of:=AVERAGE([.B6:.M6])" office:value-type="percentage" office:value="0.0822177503222723" calcext:value-type="percentage">
            <text:p>8,222%</text:p>
          </table:table-cell>
          <table:table-cell table:formula="of:=STDEV([.B6:.M6])" office:value-type="percentage" office:value="0.0509842949894059" calcext:value-type="percentage">
            <text:p>5,10%</text:p>
          </table:table-cell>
          <table:table-cell table:formula="of:=ABS(SUM([$Registrado.B6:.M6]) -SUM([$Previsto.B6:.M6]))/SUM([$Registrado.B6:.M6])" office:value-type="percentage" office:value="0.00182343984212403" calcext:value-type="percentage">
            <text:p>0,182%</text:p>
          </table:table-cell>
          <table:table-cell table:formula="of:=COUNTIF([.B6:.M6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331730661407246" calcext:value-type="percentage">
            <text:p>3,317%</text:p>
          </table:table-cell>
          <table:table-cell table:formula="of:=(ABS([$Registrado.C7] - [$Previsto.C7])/[$Registrado.C7])" office:value-type="percentage" office:value="0.13150617198175" calcext:value-type="percentage">
            <text:p>13,151%</text:p>
          </table:table-cell>
          <table:table-cell table:formula="of:=(ABS([$Registrado.D7] - [$Previsto.D7])/[$Registrado.D7])" office:value-type="percentage" office:value="0.392792675510282" calcext:value-type="percentage">
            <text:p>39,279%</text:p>
          </table:table-cell>
          <table:table-cell table:formula="of:=(ABS([$Registrado.E7] - [$Previsto.E7])/[$Registrado.E7])" office:value-type="percentage" office:value="0.322433617539586" calcext:value-type="percentage">
            <text:p>32,243%</text:p>
          </table:table-cell>
          <table:table-cell table:formula="of:=(ABS([$Registrado.F7] - [$Previsto.F7])/[$Registrado.F7])" office:value-type="percentage" office:value="0.145764549540747" calcext:value-type="percentage">
            <text:p>14,576%</text:p>
          </table:table-cell>
          <table:table-cell table:formula="of:=(ABS([$Registrado.G7] - [$Previsto.G7])/[$Registrado.G7])" office:value-type="percentage" office:value="0.152856974311378" calcext:value-type="percentage">
            <text:p>15,286%</text:p>
          </table:table-cell>
          <table:table-cell table:formula="of:=(ABS([$Registrado.H7] - [$Previsto.H7])/[$Registrado.H7])" office:value-type="percentage" office:value="0.0671813425996638" calcext:value-type="percentage">
            <text:p>6,718%</text:p>
          </table:table-cell>
          <table:table-cell table:formula="of:=(ABS([$Registrado.I7] - [$Previsto.I7])/[$Registrado.I7])" office:value-type="percentage" office:value="0.108660119192411" calcext:value-type="percentage">
            <text:p>10,866%</text:p>
          </table:table-cell>
          <table:table-cell table:formula="of:=(ABS([$Registrado.J7] - [$Previsto.J7])/[$Registrado.J7])" office:value-type="percentage" office:value="0.0447185989821666" calcext:value-type="percentage">
            <text:p>4,472%</text:p>
          </table:table-cell>
          <table:table-cell table:formula="of:=(ABS([$Registrado.K7] - [$Previsto.K7])/[$Registrado.K7])" office:value-type="percentage" office:value="0.129656546343086" calcext:value-type="percentage">
            <text:p>12,966%</text:p>
          </table:table-cell>
          <table:table-cell table:formula="of:=(ABS([$Registrado.L7] - [$Previsto.L7])/[$Registrado.L7])" office:value-type="percentage" office:value="0.104165693854475" calcext:value-type="percentage">
            <text:p>10,417%</text:p>
          </table:table-cell>
          <table:table-cell table:formula="of:=(ABS([$Registrado.M7] - [$Previsto.M7])/[$Registrado.M7])" office:value-type="percentage" office:value="0.0548015089959372" calcext:value-type="percentage">
            <text:p>5,480%</text:p>
          </table:table-cell>
          <table:table-cell table:formula="of:=AVERAGE([.B7:.M7])" office:value-type="percentage" office:value="0.140642572082684" calcext:value-type="percentage">
            <text:p>14,064%</text:p>
          </table:table-cell>
          <table:table-cell table:formula="of:=STDEV([.B7:.M7])" office:value-type="percentage" office:value="0.109907827217369" calcext:value-type="percentage">
            <text:p>10,99%</text:p>
          </table:table-cell>
          <table:table-cell table:formula="of:=ABS(SUM([$Registrado.B7:.M7]) -SUM([$Previsto.B7:.M7]))/SUM([$Registrado.B7:.M7])" office:value-type="percentage" office:value="0.0338773387490228" calcext:value-type="percentage">
            <text:p>3,388%</text:p>
          </table:table-cell>
          <table:table-cell table:formula="of:=COUNTIF([.B7:.M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21638930393958" calcext:value-type="percentage">
            <text:p>21,639%</text:p>
          </table:table-cell>
          <table:table-cell table:formula="of:=(ABS([$Registrado.C8] - [$Previsto.C8])/[$Registrado.C8])" office:value-type="percentage" office:value="0.140199682511291" calcext:value-type="percentage">
            <text:p>14,020%</text:p>
          </table:table-cell>
          <table:table-cell table:formula="of:=(ABS([$Registrado.D8] - [$Previsto.D8])/[$Registrado.D8])" office:value-type="percentage" office:value="0.0864858510710031" calcext:value-type="percentage">
            <text:p>8,649%</text:p>
          </table:table-cell>
          <table:table-cell table:formula="of:=(ABS([$Registrado.E8] - [$Previsto.E8])/[$Registrado.E8])" office:value-type="percentage" office:value="0.00870481310220714" calcext:value-type="percentage">
            <text:p>0,870%</text:p>
          </table:table-cell>
          <table:table-cell table:formula="of:=(ABS([$Registrado.F8] - [$Previsto.F8])/[$Registrado.F8])" office:value-type="percentage" office:value="0.00491293916646977" calcext:value-type="percentage">
            <text:p>0,491%</text:p>
          </table:table-cell>
          <table:table-cell table:formula="of:=(ABS([$Registrado.G8] - [$Previsto.G8])/[$Registrado.G8])" office:value-type="percentage" office:value="0.119154980173531" calcext:value-type="percentage">
            <text:p>11,915%</text:p>
          </table:table-cell>
          <table:table-cell table:formula="of:=(ABS([$Registrado.H8] - [$Previsto.H8])/[$Registrado.H8])" office:value-type="percentage" office:value="0.105867217777222" calcext:value-type="percentage">
            <text:p>10,587%</text:p>
          </table:table-cell>
          <table:table-cell table:formula="of:=(ABS([$Registrado.I8] - [$Previsto.I8])/[$Registrado.I8])" office:value-type="percentage" office:value="0.118356667238449" calcext:value-type="percentage">
            <text:p>11,836%</text:p>
          </table:table-cell>
          <table:table-cell table:formula="of:=(ABS([$Registrado.J8] - [$Previsto.J8])/[$Registrado.J8])" office:value-type="percentage" office:value="0.00690472197560091" calcext:value-type="percentage">
            <text:p>0,690%</text:p>
          </table:table-cell>
          <table:table-cell table:formula="of:=(ABS([$Registrado.K8] - [$Previsto.K8])/[$Registrado.K8])" office:value-type="percentage" office:value="0.140134162805683" calcext:value-type="percentage">
            <text:p>14,013%</text:p>
          </table:table-cell>
          <table:table-cell table:formula="of:=(ABS([$Registrado.L8] - [$Previsto.L8])/[$Registrado.L8])" office:value-type="percentage" office:value="0.179466674466674" calcext:value-type="percentage">
            <text:p>17,947%</text:p>
          </table:table-cell>
          <table:table-cell table:formula="of:=(ABS([$Registrado.M8] - [$Previsto.M8])/[$Registrado.M8])" office:value-type="percentage" office:value="0.0323931211828995" calcext:value-type="percentage">
            <text:p>3,239%</text:p>
          </table:table-cell>
          <table:table-cell table:formula="of:=AVERAGE([.B8:.M8])" office:value-type="percentage" office:value="0.0965808446175508" calcext:value-type="percentage">
            <text:p>9,658%</text:p>
          </table:table-cell>
          <table:table-cell table:formula="of:=STDEV([.B8:.M8])" office:value-type="percentage" office:value="0.0703773068692578" calcext:value-type="percentage">
            <text:p>7,04%</text:p>
          </table:table-cell>
          <table:table-cell table:formula="of:=ABS(SUM([$Registrado.B8:.M8]) -SUM([$Previsto.B8:.M8]))/SUM([$Registrado.B8:.M8])" office:value-type="percentage" office:value="0.0306132540484878" calcext:value-type="percentage">
            <text:p>3,061%</text:p>
          </table:table-cell>
          <table:table-cell table:formula="of:=COUNTIF([.B8:.M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223861847598696" calcext:value-type="percentage">
            <text:p>22,386%</text:p>
          </table:table-cell>
          <table:table-cell table:formula="of:=(ABS([$Registrado.C9] - [$Previsto.C9])/[$Registrado.C9])" office:value-type="percentage" office:value="0.0041617417405236" calcext:value-type="percentage">
            <text:p>0,416%</text:p>
          </table:table-cell>
          <table:table-cell table:formula="of:=(ABS([$Registrado.D9] - [$Previsto.D9])/[$Registrado.D9])" office:value-type="percentage" office:value="0.0448108634149454" calcext:value-type="percentage">
            <text:p>4,481%</text:p>
          </table:table-cell>
          <table:table-cell table:formula="of:=(ABS([$Registrado.E9] - [$Previsto.E9])/[$Registrado.E9])" office:value-type="percentage" office:value="0.0451885172481595" calcext:value-type="percentage">
            <text:p>4,519%</text:p>
          </table:table-cell>
          <table:table-cell table:formula="of:=(ABS([$Registrado.F9] - [$Previsto.F9])/[$Registrado.F9])" office:value-type="percentage" office:value="0.0896213809394402" calcext:value-type="percentage">
            <text:p>8,962%</text:p>
          </table:table-cell>
          <table:table-cell table:formula="of:=(ABS([$Registrado.G9] - [$Previsto.G9])/[$Registrado.G9])" office:value-type="percentage" office:value="0.0229543895554782" calcext:value-type="percentage">
            <text:p>2,295%</text:p>
          </table:table-cell>
          <table:table-cell table:formula="of:=(ABS([$Registrado.H9] - [$Previsto.H9])/[$Registrado.H9])" office:value-type="percentage" office:value="0.165173387707214" calcext:value-type="percentage">
            <text:p>16,517%</text:p>
          </table:table-cell>
          <table:table-cell table:formula="of:=(ABS([$Registrado.I9] - [$Previsto.I9])/[$Registrado.I9])" office:value-type="percentage" office:value="0.132980747008433" calcext:value-type="percentage">
            <text:p>13,298%</text:p>
          </table:table-cell>
          <table:table-cell table:formula="of:=(ABS([$Registrado.J9] - [$Previsto.J9])/[$Registrado.J9])" office:value-type="percentage" office:value="0.00754959499641134" calcext:value-type="percentage">
            <text:p>0,755%</text:p>
          </table:table-cell>
          <table:table-cell table:formula="of:=(ABS([$Registrado.K9] - [$Previsto.K9])/[$Registrado.K9])" office:value-type="percentage" office:value="0.00884288165698289" calcext:value-type="percentage">
            <text:p>0,884%</text:p>
          </table:table-cell>
          <table:table-cell table:formula="of:=(ABS([$Registrado.L9] - [$Previsto.L9])/[$Registrado.L9])" office:value-type="percentage" office:value="0.288204223699648" calcext:value-type="percentage">
            <text:p>28,820%</text:p>
          </table:table-cell>
          <table:table-cell table:formula="of:=(ABS([$Registrado.M9] - [$Previsto.M9])/[$Registrado.M9])" office:value-type="percentage" office:value="0.203540116094148" calcext:value-type="percentage">
            <text:p>20,354%</text:p>
          </table:table-cell>
          <table:table-cell table:formula="of:=AVERAGE([.B9:.M9])" office:value-type="percentage" office:value="0.103074140971673" calcext:value-type="percentage">
            <text:p>10,307%</text:p>
          </table:table-cell>
          <table:table-cell table:formula="of:=STDEV([.B9:.M9])" office:value-type="percentage" office:value="0.0976266493948044" calcext:value-type="percentage">
            <text:p>9,76%</text:p>
          </table:table-cell>
          <table:table-cell table:formula="of:=ABS(SUM([$Registrado.B9:.M9]) -SUM([$Previsto.B9:.M9]))/SUM([$Registrado.B9:.M9])" office:value-type="percentage" office:value="0.0255475363758064" calcext:value-type="percentage">
            <text:p>2,555%</text:p>
          </table:table-cell>
          <table:table-cell table:formula="of:=COUNTIF([.B9:.M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802225432879868" calcext:value-type="percentage">
            <text:p>8,022%</text:p>
          </table:table-cell>
          <table:table-cell table:formula="of:=(ABS([$Registrado.C10] - [$Previsto.C10])/[$Registrado.C10])" office:value-type="percentage" office:value="0.0614718716035965" calcext:value-type="percentage">
            <text:p>6,147%</text:p>
          </table:table-cell>
          <table:table-cell table:formula="of:=(ABS([$Registrado.D10] - [$Previsto.D10])/[$Registrado.D10])" office:value-type="percentage" office:value="0.0530248457926717" calcext:value-type="percentage">
            <text:p>5,302%</text:p>
          </table:table-cell>
          <table:table-cell table:formula="of:=(ABS([$Registrado.E10] - [$Previsto.E10])/[$Registrado.E10])" office:value-type="percentage" office:value="0.00246902795155904" calcext:value-type="percentage">
            <text:p>0,247%</text:p>
          </table:table-cell>
          <table:table-cell table:formula="of:=(ABS([$Registrado.F10] - [$Previsto.F10])/[$Registrado.F10])" office:value-type="percentage" office:value="0.0483814924684241" calcext:value-type="percentage">
            <text:p>4,838%</text:p>
          </table:table-cell>
          <table:table-cell table:formula="of:=(ABS([$Registrado.G10] - [$Previsto.G10])/[$Registrado.G10])" office:value-type="percentage" office:value="0.0234419325668518" calcext:value-type="percentage">
            <text:p>2,344%</text:p>
          </table:table-cell>
          <table:table-cell table:formula="of:=(ABS([$Registrado.H10] - [$Previsto.H10])/[$Registrado.H10])" office:value-type="percentage" office:value="0.0969437901407489" calcext:value-type="percentage">
            <text:p>9,694%</text:p>
          </table:table-cell>
          <table:table-cell table:formula="of:=(ABS([$Registrado.I10] - [$Previsto.I10])/[$Registrado.I10])" office:value-type="percentage" office:value="0.0675903584204128" calcext:value-type="percentage">
            <text:p>6,759%</text:p>
          </table:table-cell>
          <table:table-cell table:formula="of:=(ABS([$Registrado.J10] - [$Previsto.J10])/[$Registrado.J10])" office:value-type="percentage" office:value="0.0305624573097217" calcext:value-type="percentage">
            <text:p>3,056%</text:p>
          </table:table-cell>
          <table:table-cell table:formula="of:=(ABS([$Registrado.K10] - [$Previsto.K10])/[$Registrado.K10])" office:value-type="percentage" office:value="0.0998766701143701" calcext:value-type="percentage">
            <text:p>9,988%</text:p>
          </table:table-cell>
          <table:table-cell table:formula="of:=(ABS([$Registrado.L10] - [$Previsto.L10])/[$Registrado.L10])" office:value-type="percentage" office:value="0.117331807092511" calcext:value-type="percentage">
            <text:p>11,733%</text:p>
          </table:table-cell>
          <table:table-cell table:formula="of:=(ABS([$Registrado.M10] - [$Previsto.M10])/[$Registrado.M10])" office:value-type="percentage" office:value="0.0438438360871343" calcext:value-type="percentage">
            <text:p>4,384%</text:p>
          </table:table-cell>
          <table:table-cell table:formula="of:=AVERAGE([.B10:.M10])" office:value-type="percentage" office:value="0.0604300527363324" calcext:value-type="percentage">
            <text:p>6,043%</text:p>
          </table:table-cell>
          <table:table-cell table:formula="of:=STDEV([.B10:.M10])" office:value-type="percentage" office:value="0.0339330604390744" calcext:value-type="percentage">
            <text:p>3,39%</text:p>
          </table:table-cell>
          <table:table-cell table:formula="of:=ABS(SUM([$Registrado.B10:.M10]) -SUM([$Previsto.B10:.M10]))/SUM([$Registrado.B10:.M10])" office:value-type="percentage" office:value="0.0559926350964389" calcext:value-type="percentage">
            <text:p>5,599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475884234361733" calcext:value-type="percentage">
            <text:p>4,759%</text:p>
          </table:table-cell>
          <table:table-cell table:formula="of:=(ABS([$Registrado.C11] - [$Previsto.C11])/[$Registrado.C11])" office:value-type="percentage" office:value="0.2152503740452" calcext:value-type="percentage">
            <text:p>21,525%</text:p>
          </table:table-cell>
          <table:table-cell table:formula="of:=(ABS([$Registrado.D11] - [$Previsto.D11])/[$Registrado.D11])" office:value-type="percentage" office:value="0.42750878036543" calcext:value-type="percentage">
            <text:p>42,751%</text:p>
          </table:table-cell>
          <table:table-cell table:formula="of:=(ABS([$Registrado.E11] - [$Previsto.E11])/[$Registrado.E11])" office:value-type="percentage" office:value="0.269081364308249" calcext:value-type="percentage">
            <text:p>26,908%</text:p>
          </table:table-cell>
          <table:table-cell table:formula="of:=(ABS([$Registrado.F11] - [$Previsto.F11])/[$Registrado.F11])" office:value-type="percentage" office:value="0.12726027169085" calcext:value-type="percentage">
            <text:p>12,726%</text:p>
          </table:table-cell>
          <table:table-cell table:formula="of:=(ABS([$Registrado.G11] - [$Previsto.G11])/[$Registrado.G11])" office:value-type="percentage" office:value="0.151738463821158" calcext:value-type="percentage">
            <text:p>15,174%</text:p>
          </table:table-cell>
          <table:table-cell table:formula="of:=(ABS([$Registrado.H11] - [$Previsto.H11])/[$Registrado.H11])" office:value-type="percentage" office:value="0.274899390334573" calcext:value-type="percentage">
            <text:p>27,490%</text:p>
          </table:table-cell>
          <table:table-cell table:formula="of:=(ABS([$Registrado.I11] - [$Previsto.I11])/[$Registrado.I11])" office:value-type="percentage" office:value="0.335095968801662" calcext:value-type="percentage">
            <text:p>33,510%</text:p>
          </table:table-cell>
          <table:table-cell table:formula="of:=(ABS([$Registrado.J11] - [$Previsto.J11])/[$Registrado.J11])" office:value-type="percentage" office:value="0.355266706461722" calcext:value-type="percentage">
            <text:p>35,527%</text:p>
          </table:table-cell>
          <table:table-cell table:formula="of:=(ABS([$Registrado.K11] - [$Previsto.K11])/[$Registrado.K11])" office:value-type="percentage" office:value="0.141596403214673" calcext:value-type="percentage">
            <text:p>14,160%</text:p>
          </table:table-cell>
          <table:table-cell table:formula="of:=(ABS([$Registrado.L11] - [$Previsto.L11])/[$Registrado.L11])" office:value-type="percentage" office:value="0.0852390594222935" calcext:value-type="percentage">
            <text:p>8,524%</text:p>
          </table:table-cell>
          <table:table-cell table:formula="of:=(ABS([$Registrado.M11] - [$Previsto.M11])/[$Registrado.M11])" office:value-type="percentage" office:value="0.152910126104554" calcext:value-type="percentage">
            <text:p>15,291%</text:p>
          </table:table-cell>
          <table:table-cell table:formula="of:=AVERAGE([.B11:.M11])" office:value-type="percentage" office:value="0.215286277667212" calcext:value-type="percentage">
            <text:p>21,529%</text:p>
          </table:table-cell>
          <table:table-cell table:formula="of:=STDEV([.B11:.M11])" office:value-type="percentage" office:value="0.117387331887644" calcext:value-type="percentage">
            <text:p>11,74%</text:p>
          </table:table-cell>
          <table:table-cell table:formula="of:=ABS(SUM([$Registrado.B11:.M11]) -SUM([$Previsto.B11:.M11]))/SUM([$Registrado.B11:.M11])" office:value-type="percentage" office:value="0.205719598989723" calcext:value-type="percentage">
            <text:p>20,572%</text:p>
          </table:table-cell>
          <table:table-cell table:formula="of:=COUNTIF([.B11:.M1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19118508058626" calcext:value-type="percentage">
            <text:p>11,912%</text:p>
          </table:table-cell>
          <table:table-cell table:formula="of:=(ABS([$Registrado.C12] - [$Previsto.C12])/[$Registrado.C12])" office:value-type="percentage" office:value="0.0591891017640207" calcext:value-type="percentage">
            <text:p>5,919%</text:p>
          </table:table-cell>
          <table:table-cell table:formula="of:=(ABS([$Registrado.D12] - [$Previsto.D12])/[$Registrado.D12])" office:value-type="percentage" office:value="0.114912218558275" calcext:value-type="percentage">
            <text:p>11,491%</text:p>
          </table:table-cell>
          <table:table-cell table:formula="of:=(ABS([$Registrado.E12] - [$Previsto.E12])/[$Registrado.E12])" office:value-type="percentage" office:value="0.152360765424695" calcext:value-type="percentage">
            <text:p>15,236%</text:p>
          </table:table-cell>
          <table:table-cell table:formula="of:=(ABS([$Registrado.F12] - [$Previsto.F12])/[$Registrado.F12])" office:value-type="percentage" office:value="0.270873558122476" calcext:value-type="percentage">
            <text:p>27,087%</text:p>
          </table:table-cell>
          <table:table-cell table:formula="of:=(ABS([$Registrado.G12] - [$Previsto.G12])/[$Registrado.G12])" office:value-type="percentage" office:value="0.274196798395185" calcext:value-type="percentage">
            <text:p>27,420%</text:p>
          </table:table-cell>
          <table:table-cell table:formula="of:=(ABS([$Registrado.H12] - [$Previsto.H12])/[$Registrado.H12])" office:value-type="percentage" office:value="0.320493449322396" calcext:value-type="percentage">
            <text:p>32,049%</text:p>
          </table:table-cell>
          <table:table-cell table:formula="of:=(ABS([$Registrado.I12] - [$Previsto.I12])/[$Registrado.I12])" office:value-type="percentage" office:value="0.373202071928487" calcext:value-type="percentage">
            <text:p>37,320%</text:p>
          </table:table-cell>
          <table:table-cell table:formula="of:=(ABS([$Registrado.J12] - [$Previsto.J12])/[$Registrado.J12])" office:value-type="percentage" office:value="0.35554867231417" calcext:value-type="percentage">
            <text:p>35,555%</text:p>
          </table:table-cell>
          <table:table-cell table:formula="of:=(ABS([$Registrado.K12] - [$Previsto.K12])/[$Registrado.K12])" office:value-type="percentage" office:value="0.407908116175402" calcext:value-type="percentage">
            <text:p>40,791%</text:p>
          </table:table-cell>
          <table:table-cell table:formula="of:=(ABS([$Registrado.L12] - [$Previsto.L12])/[$Registrado.L12])" office:value-type="percentage" office:value="0.270761379577226" calcext:value-type="percentage">
            <text:p>27,076%</text:p>
          </table:table-cell>
          <table:table-cell table:formula="of:=(ABS([$Registrado.M12] - [$Previsto.M12])/[$Registrado.M12])" office:value-type="percentage" office:value="0.0484009089570139" calcext:value-type="percentage">
            <text:p>4,840%</text:p>
          </table:table-cell>
          <table:table-cell table:style-name="ce48" table:formula="of:=AVERAGE([.B12:.M12])" office:value-type="percentage" office:value="0.230580462383164" calcext:value-type="percentage">
            <text:p>23,058%</text:p>
          </table:table-cell>
          <table:table-cell table:formula="of:=STDEV([.B12:.M12])" office:value-type="percentage" office:value="0.126172127207769" calcext:value-type="percentage">
            <text:p>12,62%</text:p>
          </table:table-cell>
          <table:table-cell table:formula="of:=ABS(SUM([$Registrado.B12:.M12]) -SUM([$Previsto.B12:.M12]))/SUM([$Registrado.B12:.M12])" office:value-type="percentage" office:value="0.249383679422211" calcext:value-type="percentage">
            <text:p>24,938%</text:p>
          </table:table-cell>
          <table:table-cell table:formula="of:=COUNTIF([.B12:.M1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65307327899491" calcext:value-type="percentage">
            <text:p>16,531%</text:p>
          </table:table-cell>
          <table:table-cell table:formula="of:=(ABS([$Registrado.C13] - [$Previsto.C13])/[$Registrado.C13])" office:value-type="percentage" office:value="0.0551729820286323" calcext:value-type="percentage">
            <text:p>5,517%</text:p>
          </table:table-cell>
          <table:table-cell table:formula="of:=(ABS([$Registrado.D13] - [$Previsto.D13])/[$Registrado.D13])" office:value-type="percentage" office:value="0.0177682328672931" calcext:value-type="percentage">
            <text:p>1,777%</text:p>
          </table:table-cell>
          <table:table-cell table:formula="of:=(ABS([$Registrado.E13] - [$Previsto.E13])/[$Registrado.E13])" office:value-type="percentage" office:value="0.123075177668225" calcext:value-type="percentage">
            <text:p>12,308%</text:p>
          </table:table-cell>
          <table:table-cell table:formula="of:=(ABS([$Registrado.F13] - [$Previsto.F13])/[$Registrado.F13])" office:value-type="percentage" office:value="0.0813038346625843" calcext:value-type="percentage">
            <text:p>8,130%</text:p>
          </table:table-cell>
          <table:table-cell table:formula="of:=(ABS([$Registrado.G13] - [$Previsto.G13])/[$Registrado.G13])" office:value-type="percentage" office:value="0.076039083771519" calcext:value-type="percentage">
            <text:p>7,604%</text:p>
          </table:table-cell>
          <table:table-cell table:formula="of:=(ABS([$Registrado.H13] - [$Previsto.H13])/[$Registrado.H13])" office:value-type="percentage" office:value="0.100931067249788" calcext:value-type="percentage">
            <text:p>10,093%</text:p>
          </table:table-cell>
          <table:table-cell table:formula="of:=(ABS([$Registrado.I13] - [$Previsto.I13])/[$Registrado.I13])" office:value-type="percentage" office:value="0.0690053928192259" calcext:value-type="percentage">
            <text:p>6,901%</text:p>
          </table:table-cell>
          <table:table-cell table:formula="of:=(ABS([$Registrado.J13] - [$Previsto.J13])/[$Registrado.J13])" office:value-type="percentage" office:value="0.0176557190964472" calcext:value-type="percentage">
            <text:p>1,766%</text:p>
          </table:table-cell>
          <table:table-cell table:formula="of:=(ABS([$Registrado.K13] - [$Previsto.K13])/[$Registrado.K13])" office:value-type="percentage" office:value="0.0982357705699102" calcext:value-type="percentage">
            <text:p>9,824%</text:p>
          </table:table-cell>
          <table:table-cell table:formula="of:=(ABS([$Registrado.L13] - [$Previsto.L13])/[$Registrado.L13])" office:value-type="percentage" office:value="0.0284780437447578" calcext:value-type="percentage">
            <text:p>2,848%</text:p>
          </table:table-cell>
          <table:table-cell table:formula="of:=(ABS([$Registrado.M13] - [$Previsto.M13])/[$Registrado.M13])" office:value-type="percentage" office:value="0.246582173390801" calcext:value-type="percentage">
            <text:p>24,658%</text:p>
          </table:table-cell>
          <table:table-cell table:formula="of:=AVERAGE([.B13:.M13])" office:value-type="percentage" office:value="0.0899629004807229" calcext:value-type="percentage">
            <text:p>8,996%</text:p>
          </table:table-cell>
          <table:table-cell table:formula="of:=STDEV([.B13:.M13])" office:value-type="percentage" office:value="0.0658032446820516" calcext:value-type="percentage">
            <text:p>6,58%</text:p>
          </table:table-cell>
          <table:table-cell table:formula="of:=ABS(SUM([$Registrado.B13:.M13]) -SUM([$Previsto.B13:.M13]))/SUM([$Registrado.B13:.M13])" office:value-type="percentage" office:value="0.0323955044870885" calcext:value-type="percentage">
            <text:p>3,240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358087395735499" calcext:value-type="percentage">
            <text:p>3,581%</text:p>
          </table:table-cell>
          <table:table-cell table:formula="of:=(ABS([$Registrado.C14] - [$Previsto.C14])/[$Registrado.C14])" office:value-type="percentage" office:value="0.0495624670337899" calcext:value-type="percentage">
            <text:p>4,956%</text:p>
          </table:table-cell>
          <table:table-cell table:formula="of:=(ABS([$Registrado.D14] - [$Previsto.D14])/[$Registrado.D14])" office:value-type="percentage" office:value="0.0851675131232564" calcext:value-type="percentage">
            <text:p>8,517%</text:p>
          </table:table-cell>
          <table:table-cell table:formula="of:=(ABS([$Registrado.E14] - [$Previsto.E14])/[$Registrado.E14])" office:value-type="percentage" office:value="0.0332224964704451" calcext:value-type="percentage">
            <text:p>3,322%</text:p>
          </table:table-cell>
          <table:table-cell table:formula="of:=(ABS([$Registrado.F14] - [$Previsto.F14])/[$Registrado.F14])" office:value-type="percentage" office:value="0.0755688450287456" calcext:value-type="percentage">
            <text:p>7,557%</text:p>
          </table:table-cell>
          <table:table-cell table:formula="of:=(ABS([$Registrado.G14] - [$Previsto.G14])/[$Registrado.G14])" office:value-type="percentage" office:value="0.0170713368802467" calcext:value-type="percentage">
            <text:p>1,707%</text:p>
          </table:table-cell>
          <table:table-cell table:formula="of:=(ABS([$Registrado.H14] - [$Previsto.H14])/[$Registrado.H14])" office:value-type="percentage" office:value="0.163370626768282" calcext:value-type="percentage">
            <text:p>16,337%</text:p>
          </table:table-cell>
          <table:table-cell table:formula="of:=(ABS([$Registrado.I14] - [$Previsto.I14])/[$Registrado.I14])" office:value-type="percentage" office:value="0.164593772111262" calcext:value-type="percentage">
            <text:p>16,459%</text:p>
          </table:table-cell>
          <table:table-cell table:formula="of:=(ABS([$Registrado.J14] - [$Previsto.J14])/[$Registrado.J14])" office:value-type="percentage" office:value="0.111124640153534" calcext:value-type="percentage">
            <text:p>11,112%</text:p>
          </table:table-cell>
          <table:table-cell table:formula="of:=(ABS([$Registrado.K14] - [$Previsto.K14])/[$Registrado.K14])" office:value-type="percentage" office:value="0.212583180528731" calcext:value-type="percentage">
            <text:p>21,258%</text:p>
          </table:table-cell>
          <table:table-cell table:formula="of:=(ABS([$Registrado.L14] - [$Previsto.L14])/[$Registrado.L14])" office:value-type="percentage" office:value="0.132551642480791" calcext:value-type="percentage">
            <text:p>13,255%</text:p>
          </table:table-cell>
          <table:table-cell table:formula="of:=(ABS([$Registrado.M14] - [$Previsto.M14])/[$Registrado.M14])" office:value-type="percentage" office:value="0.171962223267132" calcext:value-type="percentage">
            <text:p>17,196%</text:p>
          </table:table-cell>
          <table:table-cell table:formula="of:=AVERAGE([.B14:.M14])" office:value-type="percentage" office:value="0.10438229028498" calcext:value-type="percentage">
            <text:p>10,438%</text:p>
          </table:table-cell>
          <table:table-cell table:formula="of:=STDEV([.B14:.M14])" office:value-type="percentage" office:value="0.0645349687228293" calcext:value-type="percentage">
            <text:p>6,45%</text:p>
          </table:table-cell>
          <table:table-cell table:formula="of:=ABS(SUM([$Registrado.B14:.M14]) -SUM([$Previsto.B14:.M14]))/SUM([$Registrado.B14:.M14])" office:value-type="percentage" office:value="0.065527490829464" calcext:value-type="percentage">
            <text:p>6,553%</text:p>
          </table:table-cell>
          <table:table-cell table:formula="of:=COUNTIF([.B14:.M14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210768174591704" calcext:value-type="percentage">
            <text:p>21,077%</text:p>
          </table:table-cell>
          <table:table-cell table:formula="of:=(ABS([$Registrado.C15] - [$Previsto.C15])/[$Registrado.C15])" office:value-type="percentage" office:value="0.25368849167376" calcext:value-type="percentage">
            <text:p>25,369%</text:p>
          </table:table-cell>
          <table:table-cell table:formula="of:=(ABS([$Registrado.D15] - [$Previsto.D15])/[$Registrado.D15])" office:value-type="percentage" office:value="0.286130333685974" calcext:value-type="percentage">
            <text:p>28,613%</text:p>
          </table:table-cell>
          <table:table-cell table:formula="of:=(ABS([$Registrado.E15] - [$Previsto.E15])/[$Registrado.E15])" office:value-type="percentage" office:value="0.633157621669021" calcext:value-type="percentage">
            <text:p>63,316%</text:p>
          </table:table-cell>
          <table:table-cell table:formula="of:=(ABS([$Registrado.F15] - [$Previsto.F15])/[$Registrado.F15])" office:value-type="percentage" office:value="0.376327592573597" calcext:value-type="percentage">
            <text:p>37,633%</text:p>
          </table:table-cell>
          <table:table-cell table:formula="of:=(ABS([$Registrado.G15] - [$Previsto.G15])/[$Registrado.G15])" office:value-type="percentage" office:value="0.167752672954351" calcext:value-type="percentage">
            <text:p>16,775%</text:p>
          </table:table-cell>
          <table:table-cell table:formula="of:=(ABS([$Registrado.H15] - [$Previsto.H15])/[$Registrado.H15])" office:value-type="percentage" office:value="0.13135859024156" calcext:value-type="percentage">
            <text:p>13,136%</text:p>
          </table:table-cell>
          <table:table-cell table:formula="of:=(ABS([$Registrado.I15] - [$Previsto.I15])/[$Registrado.I15])" office:value-type="percentage" office:value="0.300836335310356" calcext:value-type="percentage">
            <text:p>30,084%</text:p>
          </table:table-cell>
          <table:table-cell table:formula="of:=(ABS([$Registrado.J15] - [$Previsto.J15])/[$Registrado.J15])" office:value-type="percentage" office:value="0.117681665390887" calcext:value-type="percentage">
            <text:p>11,768%</text:p>
          </table:table-cell>
          <table:table-cell table:formula="of:=(ABS([$Registrado.K15] - [$Previsto.K15])/[$Registrado.K15])" office:value-type="percentage" office:value="0.0194361951071265" calcext:value-type="percentage">
            <text:p>1,944%</text:p>
          </table:table-cell>
          <table:table-cell table:formula="of:=(ABS([$Registrado.L15] - [$Previsto.L15])/[$Registrado.L15])" office:value-type="percentage" office:value="0.0702231882208432" calcext:value-type="percentage">
            <text:p>7,022%</text:p>
          </table:table-cell>
          <table:table-cell table:formula="of:=(ABS([$Registrado.M15] - [$Previsto.M15])/[$Registrado.M15])" office:value-type="percentage" office:value="0.232880270440631" calcext:value-type="percentage">
            <text:p>23,288%</text:p>
          </table:table-cell>
          <table:table-cell table:formula="of:=AVERAGE([.B15:.M15])" office:value-type="percentage" office:value="0.233353427654984" calcext:value-type="percentage">
            <text:p>23,335%</text:p>
          </table:table-cell>
          <table:table-cell table:formula="of:=STDEV([.B15:.M15])" office:value-type="percentage" office:value="0.162090491629574" calcext:value-type="percentage">
            <text:p>16,21%</text:p>
          </table:table-cell>
          <table:table-cell table:formula="of:=ABS(SUM([$Registrado.B15:.M15]) -SUM([$Previsto.B15:.M15]))/SUM([$Registrado.B15:.M15])" office:value-type="percentage" office:value="0.215772274673723" calcext:value-type="percentage">
            <text:p>21,577%</text:p>
          </table:table-cell>
          <table:table-cell table:formula="of:=COUNTIF([.B15:.M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579238681615799" calcext:value-type="percentage">
            <text:p>5,792%</text:p>
          </table:table-cell>
          <table:table-cell table:formula="of:=(ABS([$Registrado.C16] - [$Previsto.C16])/[$Registrado.C16])" office:value-type="percentage" office:value="0.27811334214481" calcext:value-type="percentage">
            <text:p>27,811%</text:p>
          </table:table-cell>
          <table:table-cell table:formula="of:=(ABS([$Registrado.D16] - [$Previsto.D16])/[$Registrado.D16])" office:value-type="percentage" office:value="0.175042998343354" calcext:value-type="percentage">
            <text:p>17,504%</text:p>
          </table:table-cell>
          <table:table-cell table:formula="of:=(ABS([$Registrado.E16] - [$Previsto.E16])/[$Registrado.E16])" office:value-type="percentage" office:value="0.411186469881825" calcext:value-type="percentage">
            <text:p>41,119%</text:p>
          </table:table-cell>
          <table:table-cell table:formula="of:=(ABS([$Registrado.F16] - [$Previsto.F16])/[$Registrado.F16])" office:value-type="percentage" office:value="0.255192383077046" calcext:value-type="percentage">
            <text:p>25,519%</text:p>
          </table:table-cell>
          <table:table-cell table:formula="of:=(ABS([$Registrado.G16] - [$Previsto.G16])/[$Registrado.G16])" office:value-type="percentage" office:value="0.432078819473291" calcext:value-type="percentage">
            <text:p>43,208%</text:p>
          </table:table-cell>
          <table:table-cell table:formula="of:=(ABS([$Registrado.H16] - [$Previsto.H16])/[$Registrado.H16])" office:value-type="percentage" office:value="0.0371576137642709" calcext:value-type="percentage">
            <text:p>3,716%</text:p>
          </table:table-cell>
          <table:table-cell table:formula="of:=(ABS([$Registrado.I16] - [$Previsto.I16])/[$Registrado.I16])" office:value-type="percentage" office:value="0.350332936884231" calcext:value-type="percentage">
            <text:p>35,033%</text:p>
          </table:table-cell>
          <table:table-cell table:formula="of:=(ABS([$Registrado.J16] - [$Previsto.J16])/[$Registrado.J16])" office:value-type="percentage" office:value="0.410412431313082" calcext:value-type="percentage">
            <text:p>41,041%</text:p>
          </table:table-cell>
          <table:table-cell table:formula="of:=(ABS([$Registrado.K16] - [$Previsto.K16])/[$Registrado.K16])" office:value-type="percentage" office:value="0.171880421525101" calcext:value-type="percentage">
            <text:p>17,188%</text:p>
          </table:table-cell>
          <table:table-cell table:formula="of:=(ABS([$Registrado.L16] - [$Previsto.L16])/[$Registrado.L16])" office:value-type="percentage" office:value="0.138541056956681" calcext:value-type="percentage">
            <text:p>13,854%</text:p>
          </table:table-cell>
          <table:table-cell table:formula="of:=(ABS([$Registrado.M16] - [$Previsto.M16])/[$Registrado.M16])" office:value-type="percentage" office:value="0.134039832476581" calcext:value-type="percentage">
            <text:p>13,404%</text:p>
          </table:table-cell>
          <table:table-cell table:formula="of:=AVERAGE([.B16:.M16])" office:value-type="percentage" office:value="0.237658514500154" calcext:value-type="percentage">
            <text:p>23,766%</text:p>
          </table:table-cell>
          <table:table-cell table:formula="of:=STDEV([.B16:.M16])" office:value-type="percentage" office:value="0.13938448898613" calcext:value-type="percentage">
            <text:p>13,94%</text:p>
          </table:table-cell>
          <table:table-cell table:formula="of:=ABS(SUM([$Registrado.B16:.M16]) -SUM([$Previsto.B16:.M16]))/SUM([$Registrado.B16:.M16])" office:value-type="percentage" office:value="0.0367159411244605" calcext:value-type="percentage">
            <text:p>3,672%</text:p>
          </table:table-cell>
          <table:table-cell table:formula="of:=COUNTIF([.B16:.M1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0585907958081148" calcext:value-type="percentage">
            <text:p>0,586%</text:p>
          </table:table-cell>
          <table:table-cell table:formula="of:=(ABS([$Registrado.C17] - [$Previsto.C17])/[$Registrado.C17])" office:value-type="percentage" office:value="0.101634802180798" calcext:value-type="percentage">
            <text:p>10,163%</text:p>
          </table:table-cell>
          <table:table-cell table:formula="of:=(ABS([$Registrado.D17] - [$Previsto.D17])/[$Registrado.D17])" office:value-type="percentage" office:value="0.06965126264561" calcext:value-type="percentage">
            <text:p>6,965%</text:p>
          </table:table-cell>
          <table:table-cell table:formula="of:=(ABS([$Registrado.E17] - [$Previsto.E17])/[$Registrado.E17])" office:value-type="percentage" office:value="0.0127876508399095" calcext:value-type="percentage">
            <text:p>1,279%</text:p>
          </table:table-cell>
          <table:table-cell table:formula="of:=(ABS([$Registrado.F17] - [$Previsto.F17])/[$Registrado.F17])" office:value-type="percentage" office:value="0.0611210280701085" calcext:value-type="percentage">
            <text:p>6,112%</text:p>
          </table:table-cell>
          <table:table-cell table:formula="of:=(ABS([$Registrado.G17] - [$Previsto.G17])/[$Registrado.G17])" office:value-type="percentage" office:value="0.0637160972313319" calcext:value-type="percentage">
            <text:p>6,372%</text:p>
          </table:table-cell>
          <table:table-cell table:formula="of:=(ABS([$Registrado.H17] - [$Previsto.H17])/[$Registrado.H17])" office:value-type="percentage" office:value="0.0126717809792166" calcext:value-type="percentage">
            <text:p>1,267%</text:p>
          </table:table-cell>
          <table:table-cell table:formula="of:=(ABS([$Registrado.I17] - [$Previsto.I17])/[$Registrado.I17])" office:value-type="percentage" office:value="0.0213736933871281" calcext:value-type="percentage">
            <text:p>2,137%</text:p>
          </table:table-cell>
          <table:table-cell table:formula="of:=(ABS([$Registrado.J17] - [$Previsto.J17])/[$Registrado.J17])" office:value-type="percentage" office:value="0.149133309929536" calcext:value-type="percentage">
            <text:p>14,913%</text:p>
          </table:table-cell>
          <table:table-cell table:formula="of:=(ABS([$Registrado.K17] - [$Previsto.K17])/[$Registrado.K17])" office:value-type="percentage" office:value="0.0494727625110482" calcext:value-type="percentage">
            <text:p>4,947%</text:p>
          </table:table-cell>
          <table:table-cell table:formula="of:=(ABS([$Registrado.L17] - [$Previsto.L17])/[$Registrado.L17])" office:value-type="percentage" office:value="0.0478011014189813" calcext:value-type="percentage">
            <text:p>4,780%</text:p>
          </table:table-cell>
          <table:table-cell table:formula="of:=(ABS([$Registrado.M17] - [$Previsto.M17])/[$Registrado.M17])" office:value-type="percentage" office:value="0.395312618989709" calcext:value-type="percentage">
            <text:p>39,531%</text:p>
          </table:table-cell>
          <table:table-cell table:formula="of:=AVERAGE([.B17:.M17])" office:value-type="percentage" office:value="0.082544598980349" calcext:value-type="percentage">
            <text:p>8,254%</text:p>
          </table:table-cell>
          <table:table-cell table:formula="of:=STDEV([.B17:.M17])" office:value-type="percentage" office:value="0.106716998173756" calcext:value-type="percentage">
            <text:p>10,67%</text:p>
          </table:table-cell>
          <table:table-cell table:formula="of:=ABS(SUM([$Registrado.B17:.M17]) -SUM([$Previsto.B17:.M17]))/SUM([$Registrado.B17:.M17])" office:value-type="percentage" office:value="0.0732240263598323" calcext:value-type="percentage">
            <text:p>7,322%</text:p>
          </table:table-cell>
          <table:table-cell table:formula="of:=COUNTIF([.B17:.M17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782472813585539" calcext:value-type="percentage">
            <text:p>7,825%</text:p>
          </table:table-cell>
          <table:table-cell table:formula="of:=(ABS([$Registrado.C18] - [$Previsto.C18])/[$Registrado.C18])" office:value-type="percentage" office:value="0.190243353336087" calcext:value-type="percentage">
            <text:p>19,024%</text:p>
          </table:table-cell>
          <table:table-cell table:formula="of:=(ABS([$Registrado.D18] - [$Previsto.D18])/[$Registrado.D18])" office:value-type="percentage" office:value="0.12204143752398" calcext:value-type="percentage">
            <text:p>12,204%</text:p>
          </table:table-cell>
          <table:table-cell table:formula="of:=(ABS([$Registrado.E18] - [$Previsto.E18])/[$Registrado.E18])" office:value-type="percentage" office:value="0.50216436401225" calcext:value-type="percentage">
            <text:p>50,216%</text:p>
          </table:table-cell>
          <table:table-cell table:formula="of:=(ABS([$Registrado.F18] - [$Previsto.F18])/[$Registrado.F18])" office:value-type="percentage" office:value="0.104586155259598" calcext:value-type="percentage">
            <text:p>10,459%</text:p>
          </table:table-cell>
          <table:table-cell table:formula="of:=(ABS([$Registrado.G18] - [$Previsto.G18])/[$Registrado.G18])" office:value-type="percentage" office:value="0.0816766736277666" calcext:value-type="percentage">
            <text:p>8,168%</text:p>
          </table:table-cell>
          <table:table-cell table:formula="of:=(ABS([$Registrado.H18] - [$Previsto.H18])/[$Registrado.H18])" office:value-type="percentage" office:value="0.0726913647338307" calcext:value-type="percentage">
            <text:p>7,269%</text:p>
          </table:table-cell>
          <table:table-cell table:formula="of:=(ABS([$Registrado.I18] - [$Previsto.I18])/[$Registrado.I18])" office:value-type="percentage" office:value="0.00992913509201748" calcext:value-type="percentage">
            <text:p>0,993%</text:p>
          </table:table-cell>
          <table:table-cell table:formula="of:=(ABS([$Registrado.J18] - [$Previsto.J18])/[$Registrado.J18])" office:value-type="percentage" office:value="0.103605515694401" calcext:value-type="percentage">
            <text:p>10,361%</text:p>
          </table:table-cell>
          <table:table-cell table:formula="of:=(ABS([$Registrado.K18] - [$Previsto.K18])/[$Registrado.K18])" office:value-type="percentage" office:value="0.207296868387643" calcext:value-type="percentage">
            <text:p>20,730%</text:p>
          </table:table-cell>
          <table:table-cell table:formula="of:=(ABS([$Registrado.L18] - [$Previsto.L18])/[$Registrado.L18])" office:value-type="percentage" office:value="0.0995411763998895" calcext:value-type="percentage">
            <text:p>9,954%</text:p>
          </table:table-cell>
          <table:table-cell table:formula="of:=(ABS([$Registrado.M18] - [$Previsto.M18])/[$Registrado.M18])" office:value-type="percentage" office:value="0.0358957325545492" calcext:value-type="percentage">
            <text:p>3,590%</text:p>
          </table:table-cell>
          <table:table-cell table:formula="of:=AVERAGE([.B18:.M18])" office:value-type="percentage" office:value="0.133993254831714" calcext:value-type="percentage">
            <text:p>13,399%</text:p>
          </table:table-cell>
          <table:table-cell table:formula="of:=STDEV([.B18:.M18])" office:value-type="percentage" office:value="0.128566584255469" calcext:value-type="percentage">
            <text:p>12,86%</text:p>
          </table:table-cell>
          <table:table-cell table:formula="of:=ABS(SUM([$Registrado.B18:.M18]) -SUM([$Previsto.B18:.M18]))/SUM([$Registrado.B18:.M18])" office:value-type="percentage" office:value="0.0768677224300735" calcext:value-type="percentage">
            <text:p>7,687%</text:p>
          </table:table-cell>
          <table:table-cell table:formula="of:=COUNTIF([.B18:.M1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205946764201462" calcext:value-type="percentage">
            <text:p>2,059%</text:p>
          </table:table-cell>
          <table:table-cell table:formula="of:=(ABS([$Registrado.C19] - [$Previsto.C19])/[$Registrado.C19])" office:value-type="percentage" office:value="0.0308427068254002" calcext:value-type="percentage">
            <text:p>3,084%</text:p>
          </table:table-cell>
          <table:table-cell table:formula="of:=(ABS([$Registrado.D19] - [$Previsto.D19])/[$Registrado.D19])" office:value-type="percentage" office:value="0.129174648536529" calcext:value-type="percentage">
            <text:p>12,917%</text:p>
          </table:table-cell>
          <table:table-cell table:formula="of:=(ABS([$Registrado.E19] - [$Previsto.E19])/[$Registrado.E19])" office:value-type="percentage" office:value="0.105569885361552" calcext:value-type="percentage">
            <text:p>10,557%</text:p>
          </table:table-cell>
          <table:table-cell table:formula="of:=(ABS([$Registrado.F19] - [$Previsto.F19])/[$Registrado.F19])" office:value-type="percentage" office:value="0.050789114287271" calcext:value-type="percentage">
            <text:p>5,079%</text:p>
          </table:table-cell>
          <table:table-cell table:formula="of:=(ABS([$Registrado.G19] - [$Previsto.G19])/[$Registrado.G19])" office:value-type="percentage" office:value="0.0726325034529165" calcext:value-type="percentage">
            <text:p>7,263%</text:p>
          </table:table-cell>
          <table:table-cell table:formula="of:=(ABS([$Registrado.H19] - [$Previsto.H19])/[$Registrado.H19])" office:value-type="percentage" office:value="0.0282995758296273" calcext:value-type="percentage">
            <text:p>2,830%</text:p>
          </table:table-cell>
          <table:table-cell table:formula="of:=(ABS([$Registrado.I19] - [$Previsto.I19])/[$Registrado.I19])" office:value-type="percentage" office:value="0.0136289443780776" calcext:value-type="percentage">
            <text:p>1,363%</text:p>
          </table:table-cell>
          <table:table-cell table:formula="of:=(ABS([$Registrado.J19] - [$Previsto.J19])/[$Registrado.J19])" office:value-type="percentage" office:value="0.0705396580219644" calcext:value-type="percentage">
            <text:p>7,054%</text:p>
          </table:table-cell>
          <table:table-cell table:formula="of:=(ABS([$Registrado.K19] - [$Previsto.K19])/[$Registrado.K19])" office:value-type="percentage" office:value="0.0245012558054696" calcext:value-type="percentage">
            <text:p>2,450%</text:p>
          </table:table-cell>
          <table:table-cell table:formula="of:=(ABS([$Registrado.L19] - [$Previsto.L19])/[$Registrado.L19])" office:value-type="percentage" office:value="0.0003944492910057" calcext:value-type="percentage">
            <text:p>0,039%</text:p>
          </table:table-cell>
          <table:table-cell table:formula="of:=(ABS([$Registrado.M19] - [$Previsto.M19])/[$Registrado.M19])" office:value-type="percentage" office:value="0.0437768000636487" calcext:value-type="percentage">
            <text:p>4,378%</text:p>
          </table:table-cell>
          <table:table-cell table:formula="of:=AVERAGE([.B19:.M19])" office:value-type="percentage" office:value="0.049228684856134" calcext:value-type="percentage">
            <text:p>4,923%</text:p>
          </table:table-cell>
          <table:table-cell table:formula="of:=STDEV([.B19:.M19])" office:value-type="percentage" office:value="0.0386820258210898" calcext:value-type="percentage">
            <text:p>3,87%</text:p>
          </table:table-cell>
          <table:table-cell table:formula="of:=ABS(SUM([$Registrado.B19:.M19]) -SUM([$Previsto.B19:.M19]))/SUM([$Registrado.B19:.M19])" office:value-type="percentage" office:value="0.0195092983427696" calcext:value-type="percentage">
            <text:p>1,951%</text:p>
          </table:table-cell>
          <table:table-cell table:formula="of:=COUNTIF([.B19:.M19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789966320454479" calcext:value-type="percentage">
            <text:p>0,790%</text:p>
          </table:table-cell>
          <table:table-cell table:formula="of:=(ABS([$Registrado.C20] - [$Previsto.C20])/[$Registrado.C20])" office:value-type="percentage" office:value="0.050887829321663" calcext:value-type="percentage">
            <text:p>5,089%</text:p>
          </table:table-cell>
          <table:table-cell table:formula="of:=(ABS([$Registrado.D20] - [$Previsto.D20])/[$Registrado.D20])" office:value-type="percentage" office:value="0.0111908921999501" calcext:value-type="percentage">
            <text:p>1,119%</text:p>
          </table:table-cell>
          <table:table-cell table:formula="of:=(ABS([$Registrado.E20] - [$Previsto.E20])/[$Registrado.E20])" office:value-type="percentage" office:value="0.0328741052056105" calcext:value-type="percentage">
            <text:p>3,287%</text:p>
          </table:table-cell>
          <table:table-cell table:formula="of:=(ABS([$Registrado.F20] - [$Previsto.F20])/[$Registrado.F20])" office:value-type="percentage" office:value="0.090559146570578" calcext:value-type="percentage">
            <text:p>9,056%</text:p>
          </table:table-cell>
          <table:table-cell table:formula="of:=(ABS([$Registrado.G20] - [$Previsto.G20])/[$Registrado.G20])" office:value-type="percentage" office:value="0.0107415905819768" calcext:value-type="percentage">
            <text:p>1,074%</text:p>
          </table:table-cell>
          <table:table-cell table:formula="of:=(ABS([$Registrado.H20] - [$Previsto.H20])/[$Registrado.H20])" office:value-type="percentage" office:value="0.0345991558842964" calcext:value-type="percentage">
            <text:p>3,460%</text:p>
          </table:table-cell>
          <table:table-cell table:formula="of:=(ABS([$Registrado.I20] - [$Previsto.I20])/[$Registrado.I20])" office:value-type="percentage" office:value="0.0918052452919417" calcext:value-type="percentage">
            <text:p>9,181%</text:p>
          </table:table-cell>
          <table:table-cell table:formula="of:=(ABS([$Registrado.J20] - [$Previsto.J20])/[$Registrado.J20])" office:value-type="percentage" office:value="0.0158071764470676" calcext:value-type="percentage">
            <text:p>1,581%</text:p>
          </table:table-cell>
          <table:table-cell table:formula="of:=(ABS([$Registrado.K20] - [$Previsto.K20])/[$Registrado.K20])" office:value-type="percentage" office:value="0.0286829361402787" calcext:value-type="percentage">
            <text:p>2,868%</text:p>
          </table:table-cell>
          <table:table-cell table:formula="of:=(ABS([$Registrado.L20] - [$Previsto.L20])/[$Registrado.L20])" office:value-type="percentage" office:value="0.0314407271171942" calcext:value-type="percentage">
            <text:p>3,144%</text:p>
          </table:table-cell>
          <table:table-cell table:formula="of:=(ABS([$Registrado.M20] - [$Previsto.M20])/[$Registrado.M20])" office:value-type="percentage" office:value="0.0144890150259392" calcext:value-type="percentage">
            <text:p>1,449%</text:p>
          </table:table-cell>
          <table:table-cell table:formula="of:=AVERAGE([.B20:.M20])" office:value-type="percentage" office:value="0.0350814569159201" calcext:value-type="percentage">
            <text:p>3,508%</text:p>
          </table:table-cell>
          <table:table-cell table:formula="of:=STDEV([.B20:.M20])" office:value-type="percentage" office:value="0.0290799669544191" calcext:value-type="percentage">
            <text:p>2,91%</text:p>
          </table:table-cell>
          <table:table-cell table:formula="of:=ABS(SUM([$Registrado.B20:.M20]) -SUM([$Previsto.B20:.M20]))/SUM([$Registrado.B20:.M20])" office:value-type="percentage" office:value="0.0173335219373872" calcext:value-type="percentage">
            <text:p>1,733%</text:p>
          </table:table-cell>
          <table:table-cell table:formula="of:=COUNTIF([.B20:.M2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137619352647575" calcext:value-type="percentage">
            <text:p>1,376%</text:p>
          </table:table-cell>
          <table:table-cell table:formula="of:=(ABS([$Registrado.C21] - [$Previsto.C21])/[$Registrado.C21])" office:value-type="percentage" office:value="0.078003485800864" calcext:value-type="percentage">
            <text:p>7,800%</text:p>
          </table:table-cell>
          <table:table-cell table:formula="of:=(ABS([$Registrado.D21] - [$Previsto.D21])/[$Registrado.D21])" office:value-type="percentage" office:value="0.137403519859983" calcext:value-type="percentage">
            <text:p>13,740%</text:p>
          </table:table-cell>
          <table:table-cell table:formula="of:=(ABS([$Registrado.E21] - [$Previsto.E21])/[$Registrado.E21])" office:value-type="percentage" office:value="0.0905677878921479" calcext:value-type="percentage">
            <text:p>9,057%</text:p>
          </table:table-cell>
          <table:table-cell table:formula="of:=(ABS([$Registrado.F21] - [$Previsto.F21])/[$Registrado.F21])" office:value-type="percentage" office:value="0.0658871788805758" calcext:value-type="percentage">
            <text:p>6,589%</text:p>
          </table:table-cell>
          <table:table-cell table:formula="of:=(ABS([$Registrado.G21] - [$Previsto.G21])/[$Registrado.G21])" office:value-type="percentage" office:value="0.171560271173848" calcext:value-type="percentage">
            <text:p>17,156%</text:p>
          </table:table-cell>
          <table:table-cell table:formula="of:=(ABS([$Registrado.H21] - [$Previsto.H21])/[$Registrado.H21])" office:value-type="percentage" office:value="0.0561833187992947" calcext:value-type="percentage">
            <text:p>5,618%</text:p>
          </table:table-cell>
          <table:table-cell table:formula="of:=(ABS([$Registrado.I21] - [$Previsto.I21])/[$Registrado.I21])" office:value-type="percentage" office:value="0.174197684485645" calcext:value-type="percentage">
            <text:p>17,420%</text:p>
          </table:table-cell>
          <table:table-cell table:formula="of:=(ABS([$Registrado.J21] - [$Previsto.J21])/[$Registrado.J21])" office:value-type="percentage" office:value="0.415474211436937" calcext:value-type="percentage">
            <text:p>41,547%</text:p>
          </table:table-cell>
          <table:table-cell table:formula="of:=(ABS([$Registrado.K21] - [$Previsto.K21])/[$Registrado.K21])" office:value-type="percentage" office:value="0.136828636854407" calcext:value-type="percentage">
            <text:p>13,683%</text:p>
          </table:table-cell>
          <table:table-cell table:formula="of:=(ABS([$Registrado.L21] - [$Previsto.L21])/[$Registrado.L21])" office:value-type="percentage" office:value="0.113358594639437" calcext:value-type="percentage">
            <text:p>11,336%</text:p>
          </table:table-cell>
          <table:table-cell table:formula="of:=(ABS([$Registrado.M21] - [$Previsto.M21])/[$Registrado.M21])" office:value-type="percentage" office:value="0.323489216882294" calcext:value-type="percentage">
            <text:p>32,349%</text:p>
          </table:table-cell>
          <table:table-cell table:formula="of:=AVERAGE([.B21:.M21])" office:value-type="percentage" office:value="0.148059653497516" calcext:value-type="percentage">
            <text:p>14,806%</text:p>
          </table:table-cell>
          <table:table-cell table:formula="of:=STDEV([.B21:.M21])" office:value-type="percentage" office:value="0.115368201241673" calcext:value-type="percentage">
            <text:p>11,54%</text:p>
          </table:table-cell>
          <table:table-cell table:formula="of:=ABS(SUM([$Registrado.B21:.M21]) -SUM([$Previsto.B21:.M21]))/SUM([$Registrado.B21:.M21])" office:value-type="percentage" office:value="0.144733564863654" calcext:value-type="percentage">
            <text:p>14,473%</text:p>
          </table:table-cell>
          <table:table-cell table:formula="of:=COUNTIF([.B21:.M2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256044204769862" calcext:value-type="percentage">
            <text:p>25,604%</text:p>
          </table:table-cell>
          <table:table-cell table:formula="of:=(ABS([$Registrado.C22] - [$Previsto.C22])/[$Registrado.C22])" office:value-type="percentage" office:value="0.251832674469679" calcext:value-type="percentage">
            <text:p>25,183%</text:p>
          </table:table-cell>
          <table:table-cell table:formula="of:=(ABS([$Registrado.D22] - [$Previsto.D22])/[$Registrado.D22])" office:value-type="percentage" office:value="0.284524655215473" calcext:value-type="percentage">
            <text:p>28,452%</text:p>
          </table:table-cell>
          <table:table-cell table:formula="of:=(ABS([$Registrado.E22] - [$Previsto.E22])/[$Registrado.E22])" office:value-type="percentage" office:value="0.346743924017694" calcext:value-type="percentage">
            <text:p>34,674%</text:p>
          </table:table-cell>
          <table:table-cell table:formula="of:=(ABS([$Registrado.F22] - [$Previsto.F22])/[$Registrado.F22])" office:value-type="percentage" office:value="0.299158732657237" calcext:value-type="percentage">
            <text:p>29,916%</text:p>
          </table:table-cell>
          <table:table-cell table:formula="of:=(ABS([$Registrado.G22] - [$Previsto.G22])/[$Registrado.G22])" office:value-type="percentage" office:value="0.242073197128075" calcext:value-type="percentage">
            <text:p>24,207%</text:p>
          </table:table-cell>
          <table:table-cell table:formula="of:=(ABS([$Registrado.H22] - [$Previsto.H22])/[$Registrado.H22])" office:value-type="percentage" office:value="0.0320862847727053" calcext:value-type="percentage">
            <text:p>3,209%</text:p>
          </table:table-cell>
          <table:table-cell table:formula="of:=(ABS([$Registrado.I22] - [$Previsto.I22])/[$Registrado.I22])" office:value-type="percentage" office:value="0.00498140168673807" calcext:value-type="percentage">
            <text:p>0,498%</text:p>
          </table:table-cell>
          <table:table-cell table:formula="of:=(ABS([$Registrado.J22] - [$Previsto.J22])/[$Registrado.J22])" office:value-type="percentage" office:value="0.199518786539963" calcext:value-type="percentage">
            <text:p>19,952%</text:p>
          </table:table-cell>
          <table:table-cell table:formula="of:=(ABS([$Registrado.K22] - [$Previsto.K22])/[$Registrado.K22])" office:value-type="percentage" office:value="0.465867013048157" calcext:value-type="percentage">
            <text:p>46,587%</text:p>
          </table:table-cell>
          <table:table-cell table:formula="of:=(ABS([$Registrado.L22] - [$Previsto.L22])/[$Registrado.L22])" office:value-type="percentage" office:value="0.264265428899337" calcext:value-type="percentage">
            <text:p>26,427%</text:p>
          </table:table-cell>
          <table:table-cell table:formula="of:=(ABS([$Registrado.M22] - [$Previsto.M22])/[$Registrado.M22])" office:value-type="percentage" office:value="0.0194303388162519" calcext:value-type="percentage">
            <text:p>1,943%</text:p>
          </table:table-cell>
          <table:table-cell table:formula="of:=AVERAGE([.B22:.M22])" office:value-type="percentage" office:value="0.222210553501765" calcext:value-type="percentage">
            <text:p>22,221%</text:p>
          </table:table-cell>
          <table:table-cell table:formula="of:=STDEV([.B22:.M22])" office:value-type="percentage" office:value="0.139426388880088" calcext:value-type="percentage">
            <text:p>13,94%</text:p>
          </table:table-cell>
          <table:table-cell table:formula="of:=ABS(SUM([$Registrado.B22:.M22]) -SUM([$Previsto.B22:.M22]))/SUM([$Registrado.B22:.M22])" office:value-type="percentage" office:value="0.218272007640784" calcext:value-type="percentage">
            <text:p>21,827%</text:p>
          </table:table-cell>
          <table:table-cell table:formula="of:=COUNTIF([.B22:.M2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65945299302804" calcext:value-type="percentage">
            <text:p>16,595%</text:p>
          </table:table-cell>
          <table:table-cell table:formula="of:=(ABS([$Registrado.C23] - [$Previsto.C23])/[$Registrado.C23])" office:value-type="percentage" office:value="0.0401259735046167" calcext:value-type="percentage">
            <text:p>4,013%</text:p>
          </table:table-cell>
          <table:table-cell table:formula="of:=(ABS([$Registrado.D23] - [$Previsto.D23])/[$Registrado.D23])" office:value-type="percentage" office:value="0.0367516804235016" calcext:value-type="percentage">
            <text:p>3,675%</text:p>
          </table:table-cell>
          <table:table-cell table:formula="of:=(ABS([$Registrado.E23] - [$Previsto.E23])/[$Registrado.E23])" office:value-type="percentage" office:value="0.132667728107777" calcext:value-type="percentage">
            <text:p>13,267%</text:p>
          </table:table-cell>
          <table:table-cell table:formula="of:=(ABS([$Registrado.F23] - [$Previsto.F23])/[$Registrado.F23])" office:value-type="percentage" office:value="0.0751261577366839" calcext:value-type="percentage">
            <text:p>7,513%</text:p>
          </table:table-cell>
          <table:table-cell table:formula="of:=(ABS([$Registrado.G23] - [$Previsto.G23])/[$Registrado.G23])" office:value-type="percentage" office:value="0.255188236298446" calcext:value-type="percentage">
            <text:p>25,519%</text:p>
          </table:table-cell>
          <table:table-cell table:formula="of:=(ABS([$Registrado.H23] - [$Previsto.H23])/[$Registrado.H23])" office:value-type="percentage" office:value="0.144266948570801" calcext:value-type="percentage">
            <text:p>14,427%</text:p>
          </table:table-cell>
          <table:table-cell table:formula="of:=(ABS([$Registrado.I23] - [$Previsto.I23])/[$Registrado.I23])" office:value-type="percentage" office:value="0.108134615384616" calcext:value-type="percentage">
            <text:p>10,813%</text:p>
          </table:table-cell>
          <table:table-cell table:formula="of:=(ABS([$Registrado.J23] - [$Previsto.J23])/[$Registrado.J23])" office:value-type="percentage" office:value="0.159667427380047" calcext:value-type="percentage">
            <text:p>15,967%</text:p>
          </table:table-cell>
          <table:table-cell table:formula="of:=(ABS([$Registrado.K23] - [$Previsto.K23])/[$Registrado.K23])" office:value-type="percentage" office:value="0.115639715243316" calcext:value-type="percentage">
            <text:p>11,564%</text:p>
          </table:table-cell>
          <table:table-cell table:formula="of:=(ABS([$Registrado.L23] - [$Previsto.L23])/[$Registrado.L23])" office:value-type="percentage" office:value="0.0301189626590992" calcext:value-type="percentage">
            <text:p>3,012%</text:p>
          </table:table-cell>
          <table:table-cell table:formula="of:=(ABS([$Registrado.M23] - [$Previsto.M23])/[$Registrado.M23])" office:value-type="percentage" office:value="0.135822993098438" calcext:value-type="percentage">
            <text:p>13,582%</text:p>
          </table:table-cell>
          <table:table-cell table:formula="of:=AVERAGE([.B23:.M23])" office:value-type="percentage" office:value="0.116621311475846" calcext:value-type="percentage">
            <text:p>11,662%</text:p>
          </table:table-cell>
          <table:table-cell table:formula="of:=STDEV([.B23:.M23])" office:value-type="percentage" office:value="0.0649372257791116" calcext:value-type="percentage">
            <text:p>6,49%</text:p>
          </table:table-cell>
          <table:table-cell table:formula="of:=ABS(SUM([$Registrado.B23:.M23]) -SUM([$Previsto.B23:.M23]))/SUM([$Registrado.B23:.M23])" office:value-type="percentage" office:value="0.0204238523336364" calcext:value-type="percentage">
            <text:p>2,042%</text:p>
          </table:table-cell>
          <table:table-cell table:formula="of:=COUNTIF([.B23:.M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6202997577715" calcext:value-type="percentage">
            <text:p>26,203%</text:p>
          </table:table-cell>
          <table:table-cell table:formula="of:=(ABS([$Registrado.C24] - [$Previsto.C24])/[$Registrado.C24])" office:value-type="percentage" office:value="0.369322297864404" calcext:value-type="percentage">
            <text:p>36,932%</text:p>
          </table:table-cell>
          <table:table-cell table:formula="of:=(ABS([$Registrado.D24] - [$Previsto.D24])/[$Registrado.D24])" office:value-type="percentage" office:value="0.359192564705882" calcext:value-type="percentage">
            <text:p>35,919%</text:p>
          </table:table-cell>
          <table:table-cell table:formula="of:=(ABS([$Registrado.E24] - [$Previsto.E24])/[$Registrado.E24])" office:value-type="percentage" office:value="0.353124044180119" calcext:value-type="percentage">
            <text:p>35,312%</text:p>
          </table:table-cell>
          <table:table-cell table:formula="of:=(ABS([$Registrado.F24] - [$Previsto.F24])/[$Registrado.F24])" office:value-type="percentage" office:value="0.410284430296789" calcext:value-type="percentage">
            <text:p>41,028%</text:p>
          </table:table-cell>
          <table:table-cell table:formula="of:=(ABS([$Registrado.G24] - [$Previsto.G24])/[$Registrado.G24])" office:value-type="percentage" office:value="0.0400134398377076" calcext:value-type="percentage">
            <text:p>4,001%</text:p>
          </table:table-cell>
          <table:table-cell table:formula="of:=(ABS([$Registrado.H24] - [$Previsto.H24])/[$Registrado.H24])" office:value-type="percentage" office:value="0.305114039585683" calcext:value-type="percentage">
            <text:p>30,511%</text:p>
          </table:table-cell>
          <table:table-cell table:formula="of:=(ABS([$Registrado.I24] - [$Previsto.I24])/[$Registrado.I24])" office:value-type="percentage" office:value="0.300771286513362" calcext:value-type="percentage">
            <text:p>30,077%</text:p>
          </table:table-cell>
          <table:table-cell table:formula="of:=(ABS([$Registrado.J24] - [$Previsto.J24])/[$Registrado.J24])" office:value-type="percentage" office:value="0.224876671619614" calcext:value-type="percentage">
            <text:p>22,488%</text:p>
          </table:table-cell>
          <table:table-cell table:formula="of:=(ABS([$Registrado.K24] - [$Previsto.K24])/[$Registrado.K24])" office:value-type="percentage" office:value="0.270168458781362" calcext:value-type="percentage">
            <text:p>27,017%</text:p>
          </table:table-cell>
          <table:table-cell table:formula="of:=(ABS([$Registrado.L24] - [$Previsto.L24])/[$Registrado.L24])" office:value-type="percentage" office:value="0.198057668477743" calcext:value-type="percentage">
            <text:p>19,806%</text:p>
          </table:table-cell>
          <table:table-cell table:formula="of:=(ABS([$Registrado.M24] - [$Previsto.M24])/[$Registrado.M24])" office:value-type="percentage" office:value="0.203300146699267" calcext:value-type="percentage">
            <text:p>20,330%</text:p>
          </table:table-cell>
          <table:table-cell table:formula="of:=AVERAGE([.B24:.M24])" office:value-type="percentage" office:value="0.274687918694923" calcext:value-type="percentage">
            <text:p>27,469%</text:p>
          </table:table-cell>
          <table:table-cell table:formula="of:=STDEV([.B24:.M24])" office:value-type="percentage" office:value="0.100428066162684" calcext:value-type="percentage">
            <text:p>10,04%</text:p>
          </table:table-cell>
          <table:table-cell table:formula="of:=ABS(SUM([$Registrado.B24:.M24]) -SUM([$Previsto.B24:.M24]))/SUM([$Registrado.B24:.M24])" office:value-type="percentage" office:value="0.280553021796565" calcext:value-type="percentage">
            <text:p>28,055%</text:p>
          </table:table-cell>
          <table:table-cell table:formula="of:=COUNTIF([.B24:.M2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07572481203007" calcext:value-type="percentage">
            <text:p>10,757%</text:p>
          </table:table-cell>
          <table:table-cell table:formula="of:=(ABS([$Registrado.C25] - [$Previsto.C25])/[$Registrado.C25])" office:value-type="percentage" office:value="0.0838199564486118" calcext:value-type="percentage">
            <text:p>8,382%</text:p>
          </table:table-cell>
          <table:table-cell table:formula="of:=(ABS([$Registrado.D25] - [$Previsto.D25])/[$Registrado.D25])" office:value-type="percentage" office:value="0.00876825612706304" calcext:value-type="percentage">
            <text:p>0,877%</text:p>
          </table:table-cell>
          <table:table-cell table:formula="of:=(ABS([$Registrado.E25] - [$Previsto.E25])/[$Registrado.E25])" office:value-type="percentage" office:value="0.0721300773145894" calcext:value-type="percentage">
            <text:p>7,213%</text:p>
          </table:table-cell>
          <table:table-cell table:formula="of:=(ABS([$Registrado.F25] - [$Previsto.F25])/[$Registrado.F25])" office:value-type="percentage" office:value="0.0535903336064788" calcext:value-type="percentage">
            <text:p>5,359%</text:p>
          </table:table-cell>
          <table:table-cell table:formula="of:=(ABS([$Registrado.G25] - [$Previsto.G25])/[$Registrado.G25])" office:value-type="percentage" office:value="0.0117654683268058" calcext:value-type="percentage">
            <text:p>1,177%</text:p>
          </table:table-cell>
          <table:table-cell table:formula="of:=(ABS([$Registrado.H25] - [$Previsto.H25])/[$Registrado.H25])" office:value-type="percentage" office:value="0.0744707866871371" calcext:value-type="percentage">
            <text:p>7,447%</text:p>
          </table:table-cell>
          <table:table-cell table:formula="of:=(ABS([$Registrado.I25] - [$Previsto.I25])/[$Registrado.I25])" office:value-type="percentage" office:value="0.0574204802127744" calcext:value-type="percentage">
            <text:p>5,742%</text:p>
          </table:table-cell>
          <table:table-cell table:formula="of:=(ABS([$Registrado.J25] - [$Previsto.J25])/[$Registrado.J25])" office:value-type="percentage" office:value="0.015256151818661" calcext:value-type="percentage">
            <text:p>1,526%</text:p>
          </table:table-cell>
          <table:table-cell table:formula="of:=(ABS([$Registrado.K25] - [$Previsto.K25])/[$Registrado.K25])" office:value-type="percentage" office:value="0.0828321585559342" calcext:value-type="percentage">
            <text:p>8,283%</text:p>
          </table:table-cell>
          <table:table-cell table:formula="of:=(ABS([$Registrado.L25] - [$Previsto.L25])/[$Registrado.L25])" office:value-type="percentage" office:value="0.00855183298556434" calcext:value-type="percentage">
            <text:p>0,855%</text:p>
          </table:table-cell>
          <table:table-cell table:formula="of:=(ABS([$Registrado.M25] - [$Previsto.M25])/[$Registrado.M25])" office:value-type="percentage" office:value="0.11986445832394" calcext:value-type="percentage">
            <text:p>11,986%</text:p>
          </table:table-cell>
          <table:table-cell table:formula="of:=AVERAGE([.B25:.M25])" office:value-type="percentage" office:value="0.0580035368008806" calcext:value-type="percentage">
            <text:p>5,800%</text:p>
          </table:table-cell>
          <table:table-cell table:formula="of:=STDEV([.B25:.M25])" office:value-type="percentage" office:value="0.0391874625102644" calcext:value-type="percentage">
            <text:p>3,92%</text:p>
          </table:table-cell>
          <table:table-cell table:formula="of:=ABS(SUM([$Registrado.B25:.M25]) -SUM([$Previsto.B25:.M25]))/SUM([$Registrado.B25:.M25])" office:value-type="percentage" office:value="0.0405783831748479" calcext:value-type="percentage">
            <text:p>4,058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278638971812256" calcext:value-type="percentage">
            <text:p>2,786%</text:p>
          </table:table-cell>
          <table:table-cell table:formula="of:=(ABS([$Registrado.C26] - [$Previsto.C26])/[$Registrado.C26])" office:value-type="percentage" office:value="0.0741885957598626" calcext:value-type="percentage">
            <text:p>7,419%</text:p>
          </table:table-cell>
          <table:table-cell table:formula="of:=(ABS([$Registrado.D26] - [$Previsto.D26])/[$Registrado.D26])" office:value-type="percentage" office:value="0.0517041369569675" calcext:value-type="percentage">
            <text:p>5,170%</text:p>
          </table:table-cell>
          <table:table-cell table:formula="of:=(ABS([$Registrado.E26] - [$Previsto.E26])/[$Registrado.E26])" office:value-type="percentage" office:value="0.0630593689010056" calcext:value-type="percentage">
            <text:p>6,306%</text:p>
          </table:table-cell>
          <table:table-cell table:formula="of:=(ABS([$Registrado.F26] - [$Previsto.F26])/[$Registrado.F26])" office:value-type="percentage" office:value="0.11745983751062" calcext:value-type="percentage">
            <text:p>11,746%</text:p>
          </table:table-cell>
          <table:table-cell table:formula="of:=(ABS([$Registrado.G26] - [$Previsto.G26])/[$Registrado.G26])" office:value-type="percentage" office:value="0.0167610427492441" calcext:value-type="percentage">
            <text:p>1,676%</text:p>
          </table:table-cell>
          <table:table-cell table:formula="of:=(ABS([$Registrado.H26] - [$Previsto.H26])/[$Registrado.H26])" office:value-type="percentage" office:value="0.0628810892008579" calcext:value-type="percentage">
            <text:p>6,288%</text:p>
          </table:table-cell>
          <table:table-cell table:formula="of:=(ABS([$Registrado.I26] - [$Previsto.I26])/[$Registrado.I26])" office:value-type="percentage" office:value="0.0393204986772081" calcext:value-type="percentage">
            <text:p>3,932%</text:p>
          </table:table-cell>
          <table:table-cell table:formula="of:=(ABS([$Registrado.J26] - [$Previsto.J26])/[$Registrado.J26])" office:value-type="percentage" office:value="0.121867405916053" calcext:value-type="percentage">
            <text:p>12,187%</text:p>
          </table:table-cell>
          <table:table-cell table:formula="of:=(ABS([$Registrado.K26] - [$Previsto.K26])/[$Registrado.K26])" office:value-type="percentage" office:value="0.0372459855160518" calcext:value-type="percentage">
            <text:p>3,725%</text:p>
          </table:table-cell>
          <table:table-cell table:formula="of:=(ABS([$Registrado.L26] - [$Previsto.L26])/[$Registrado.L26])" office:value-type="percentage" office:value="0.166778329354185" calcext:value-type="percentage">
            <text:p>16,678%</text:p>
          </table:table-cell>
          <table:table-cell table:formula="of:=(ABS([$Registrado.M26] - [$Previsto.M26])/[$Registrado.M26])" office:value-type="percentage" office:value="0.469860357510199" calcext:value-type="percentage">
            <text:p>46,986%</text:p>
          </table:table-cell>
          <table:table-cell table:formula="of:=AVERAGE([.B26:.M26])" office:value-type="percentage" office:value="0.104082545436123" calcext:value-type="percentage">
            <text:p>10,408%</text:p>
          </table:table-cell>
          <table:table-cell table:formula="of:=STDEV([.B26:.M26])" office:value-type="percentage" office:value="0.123337159798578" calcext:value-type="percentage">
            <text:p>12,33%</text:p>
          </table:table-cell>
          <table:table-cell table:formula="of:=ABS(SUM([$Registrado.B26:.M26]) -SUM([$Previsto.B26:.M26]))/SUM([$Registrado.B26:.M26])" office:value-type="percentage" office:value="0.0655778018289056" calcext:value-type="percentage">
            <text:p>6,558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308836300489512" calcext:value-type="percentage">
            <text:p>30,884%</text:p>
          </table:table-cell>
          <table:table-cell table:formula="of:=(ABS([$Registrado.C27] - [$Previsto.C27])/[$Registrado.C27])" office:value-type="percentage" office:value="0.152799669357191" calcext:value-type="percentage">
            <text:p>15,280%</text:p>
          </table:table-cell>
          <table:table-cell table:formula="of:=(ABS([$Registrado.D27] - [$Previsto.D27])/[$Registrado.D27])" office:value-type="percentage" office:value="0.18950236936269" calcext:value-type="percentage">
            <text:p>18,950%</text:p>
          </table:table-cell>
          <table:table-cell table:formula="of:=(ABS([$Registrado.E27] - [$Previsto.E27])/[$Registrado.E27])" office:value-type="percentage" office:value="0.279917199478322" calcext:value-type="percentage">
            <text:p>27,992%</text:p>
          </table:table-cell>
          <table:table-cell table:formula="of:=(ABS([$Registrado.F27] - [$Previsto.F27])/[$Registrado.F27])" office:value-type="percentage" office:value="0.217579868708972" calcext:value-type="percentage">
            <text:p>21,758%</text:p>
          </table:table-cell>
          <table:table-cell table:formula="of:=(ABS([$Registrado.G27] - [$Previsto.G27])/[$Registrado.G27])" office:value-type="percentage" office:value="0.0983833755817034" calcext:value-type="percentage">
            <text:p>9,838%</text:p>
          </table:table-cell>
          <table:table-cell table:formula="of:=(ABS([$Registrado.H27] - [$Previsto.H27])/[$Registrado.H27])" office:value-type="percentage" office:value="0.0373392101008544" calcext:value-type="percentage">
            <text:p>3,734%</text:p>
          </table:table-cell>
          <table:table-cell table:formula="of:=(ABS([$Registrado.I27] - [$Previsto.I27])/[$Registrado.I27])" office:value-type="percentage" office:value="0.0629396517079705" calcext:value-type="percentage">
            <text:p>6,294%</text:p>
          </table:table-cell>
          <table:table-cell table:formula="of:=(ABS([$Registrado.J27] - [$Previsto.J27])/[$Registrado.J27])" office:value-type="percentage" office:value="0.070885414265591" calcext:value-type="percentage">
            <text:p>7,089%</text:p>
          </table:table-cell>
          <table:table-cell table:formula="of:=(ABS([$Registrado.K27] - [$Previsto.K27])/[$Registrado.K27])" office:value-type="percentage" office:value="0.193671399818636" calcext:value-type="percentage">
            <text:p>19,367%</text:p>
          </table:table-cell>
          <table:table-cell table:formula="of:=(ABS([$Registrado.L27] - [$Previsto.L27])/[$Registrado.L27])" office:value-type="percentage" office:value="0.0829969694817341" calcext:value-type="percentage">
            <text:p>8,300%</text:p>
          </table:table-cell>
          <table:table-cell table:formula="of:=(ABS([$Registrado.M27] - [$Previsto.M27])/[$Registrado.M27])" office:value-type="percentage" office:value="0.183777282794725" calcext:value-type="percentage">
            <text:p>18,378%</text:p>
          </table:table-cell>
          <table:table-cell table:formula="of:=AVERAGE([.B27:.M27])" office:value-type="percentage" office:value="0.156552392595658" calcext:value-type="percentage">
            <text:p>15,655%</text:p>
          </table:table-cell>
          <table:table-cell table:formula="of:=STDEV([.B27:.M27])" office:value-type="percentage" office:value="0.0876254479374841" calcext:value-type="percentage">
            <text:p>8,76%</text:p>
          </table:table-cell>
          <table:table-cell table:formula="of:=ABS(SUM([$Registrado.B27:.M27]) -SUM([$Previsto.B27:.M27]))/SUM([$Registrado.B27:.M27])" office:value-type="percentage" office:value="0.14547039909442" calcext:value-type="percentage">
            <text:p>14,547%</text:p>
          </table:table-cell>
          <table:table-cell table:formula="of:=COUNTIF([.B27:.M2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385140534556381" calcext:value-type="percentage">
            <text:p>38,514%</text:p>
          </table:table-cell>
          <table:table-cell table:formula="of:=(ABS([$Registrado.C28] - [$Previsto.C28])/[$Registrado.C28])" office:value-type="percentage" office:value="0.355525813377374" calcext:value-type="percentage">
            <text:p>35,553%</text:p>
          </table:table-cell>
          <table:table-cell table:formula="of:=(ABS([$Registrado.D28] - [$Previsto.D28])/[$Registrado.D28])" office:value-type="percentage" office:value="0.2426985254329" calcext:value-type="percentage">
            <text:p>24,270%</text:p>
          </table:table-cell>
          <table:table-cell table:formula="of:=(ABS([$Registrado.E28] - [$Previsto.E28])/[$Registrado.E28])" office:value-type="percentage" office:value="0.241356718634001" calcext:value-type="percentage">
            <text:p>24,136%</text:p>
          </table:table-cell>
          <table:table-cell table:formula="of:=(ABS([$Registrado.F28] - [$Previsto.F28])/[$Registrado.F28])" office:value-type="percentage" office:value="0.0765692843219159" calcext:value-type="percentage">
            <text:p>7,657%</text:p>
          </table:table-cell>
          <table:table-cell table:formula="of:=(ABS([$Registrado.G28] - [$Previsto.G28])/[$Registrado.G28])" office:value-type="percentage" office:value="0.0877752842080462" calcext:value-type="percentage">
            <text:p>8,778%</text:p>
          </table:table-cell>
          <table:table-cell table:formula="of:=(ABS([$Registrado.H28] - [$Previsto.H28])/[$Registrado.H28])" office:value-type="percentage" office:value="0.180846299660375" calcext:value-type="percentage">
            <text:p>18,085%</text:p>
          </table:table-cell>
          <table:table-cell table:formula="of:=(ABS([$Registrado.I28] - [$Previsto.I28])/[$Registrado.I28])" office:value-type="percentage" office:value="0.176050142336313" calcext:value-type="percentage">
            <text:p>17,605%</text:p>
          </table:table-cell>
          <table:table-cell table:formula="of:=(ABS([$Registrado.J28] - [$Previsto.J28])/[$Registrado.J28])" office:value-type="percentage" office:value="0.382474346800625" calcext:value-type="percentage">
            <text:p>38,247%</text:p>
          </table:table-cell>
          <table:table-cell table:formula="of:=(ABS([$Registrado.K28] - [$Previsto.K28])/[$Registrado.K28])" office:value-type="percentage" office:value="0.0634740304620504" calcext:value-type="percentage">
            <text:p>6,347%</text:p>
          </table:table-cell>
          <table:table-cell table:formula="of:=(ABS([$Registrado.L28] - [$Previsto.L28])/[$Registrado.L28])" office:value-type="percentage" office:value="0.00504861802100611" calcext:value-type="percentage">
            <text:p>0,505%</text:p>
          </table:table-cell>
          <table:table-cell table:formula="of:=(ABS([$Registrado.M28] - [$Previsto.M28])/[$Registrado.M28])" office:value-type="percentage" office:value="0.174502556610665" calcext:value-type="percentage">
            <text:p>17,450%</text:p>
          </table:table-cell>
          <table:table-cell table:formula="of:=AVERAGE([.B28:.M28])" office:value-type="percentage" office:value="0.197621846201804" calcext:value-type="percentage">
            <text:p>19,762%</text:p>
          </table:table-cell>
          <table:table-cell table:formula="of:=STDEV([.B28:.M28])" office:value-type="percentage" office:value="0.128379178397675" calcext:value-type="percentage">
            <text:p>12,84%</text:p>
          </table:table-cell>
          <table:table-cell table:formula="of:=ABS(SUM([$Registrado.B28:.M28]) -SUM([$Previsto.B28:.M28]))/SUM([$Registrado.B28:.M28])" office:value-type="percentage" office:value="0.0393013213147628" calcext:value-type="percentage">
            <text:p>3,930%</text:p>
          </table:table-cell>
          <table:table-cell table:formula="of:=COUNTIF([.B28:.M28]; &quot;&lt;0,05&quot;)" office:value-type="float" office:value="1" calcext:value-type="float">
            <text:p>1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2015042572686" calcext:value-type="percentage">
            <text:p>12,02%</text:p>
          </table:table-cell>
          <table:table-cell table:style-name="ce20" table:formula="of:=AVERAGE([.C2:.C28])" office:value-type="percentage" office:value="0.153566545754876" calcext:value-type="percentage">
            <text:p>15,36%</text:p>
          </table:table-cell>
          <table:table-cell table:style-name="ce20" table:formula="of:=AVERAGE([.D2:.D28])" office:value-type="percentage" office:value="0.168956816107985" calcext:value-type="percentage">
            <text:p>16,90%</text:p>
          </table:table-cell>
          <table:table-cell table:style-name="ce20" table:formula="of:=AVERAGE([.E2:.E28])" office:value-type="percentage" office:value="0.190365522204156" calcext:value-type="percentage">
            <text:p>19,04%</text:p>
          </table:table-cell>
          <table:table-cell table:style-name="ce20" table:formula="of:=AVERAGE([.F2:.F28])" office:value-type="percentage" office:value="0.151914630806186" calcext:value-type="percentage">
            <text:p>15,19%</text:p>
          </table:table-cell>
          <table:table-cell table:style-name="ce20" table:formula="of:=AVERAGE([.G2:.G28])" office:value-type="percentage" office:value="0.122522981911998" calcext:value-type="percentage">
            <text:p>12,25%</text:p>
          </table:table-cell>
          <table:table-cell table:style-name="ce20" table:formula="of:=AVERAGE([.H2:.H28])" office:value-type="percentage" office:value="0.106231419494983" calcext:value-type="percentage">
            <text:p>10,62%</text:p>
          </table:table-cell>
          <table:table-cell table:style-name="ce20" table:formula="of:=AVERAGE([.I2:.I28])" office:value-type="percentage" office:value="0.129257006607437" calcext:value-type="percentage">
            <text:p>12,93%</text:p>
          </table:table-cell>
          <table:table-cell table:style-name="ce20" table:formula="of:=AVERAGE([.J2:.J28])" office:value-type="percentage" office:value="0.140893795811424" calcext:value-type="percentage">
            <text:p>14,09%</text:p>
          </table:table-cell>
          <table:table-cell table:style-name="ce20" table:formula="of:=AVERAGE([.K2:.K28])" office:value-type="percentage" office:value="0.132835309041951" calcext:value-type="percentage">
            <text:p>13,28%</text:p>
          </table:table-cell>
          <table:table-cell table:style-name="ce20" table:formula="of:=AVERAGE([.L2:.L28])" office:value-type="percentage" office:value="0.116408080966059" calcext:value-type="percentage">
            <text:p>11,64%</text:p>
          </table:table-cell>
          <table:table-cell table:style-name="ce20" table:formula="of:=AVERAGE([.M2:.M28])" office:value-type="percentage" office:value="0.150599466189043" calcext:value-type="percentage">
            <text:p>15,06%</text:p>
          </table:table-cell>
          <table:table-cell table:style-name="ce28" table:formula="of:=AVERAGE([.B2:.M28])" office:value-type="percentage" office:value="0.140308500051913" calcext:value-type="percentage">
            <text:p>14,031%</text:p>
          </table:table-cell>
          <table:table-cell table:style-name="ce20" table:formula="of:=AVERAGE([.O2:.O28])" office:value-type="percentage" office:value="0.0966395177259018" calcext:value-type="percentage">
            <text:p>9,66%</text:p>
          </table:table-cell>
          <table:table-cell table:style-name="ce20" table:formula="of:=AVERAGE([.P2:.P28])" office:value-type="percentage" office:value="0.0958034314306232" calcext:value-type="percentage">
            <text:p>9,58%</text:p>
          </table:table-cell>
          <table:table-cell table:style-name="ce21" table:formula="of:=ABS(SUM([$Registrado.B2:.M28]) -SUM([$Previsto.B2:.M28]))/SUM([$Registrado.B2:.M28])" office:value-type="percentage" office:value="0.00807967093939103" calcext:value-type="percentage">
            <text:p>0,81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102641996378376" calcext:value-type="percentage">
            <text:p>10,26%</text:p>
          </table:table-cell>
          <table:table-cell table:style-name="ce21" table:formula="of:=STDEV([.C2:.C28])" office:value-type="percentage" office:value="0.114014322693219" calcext:value-type="percentage">
            <text:p>11,40%</text:p>
          </table:table-cell>
          <table:table-cell table:style-name="ce21" table:formula="of:=STDEV([.D2:.D28])" office:value-type="percentage" office:value="0.142166923483571" calcext:value-type="percentage">
            <text:p>14,22%</text:p>
          </table:table-cell>
          <table:table-cell table:style-name="ce21" table:formula="of:=STDEV([.E2:.E28])" office:value-type="percentage" office:value="0.175732236693412" calcext:value-type="percentage">
            <text:p>17,57%</text:p>
          </table:table-cell>
          <table:table-cell table:style-name="ce21" table:formula="of:=STDEV([.F2:.F28])" office:value-type="percentage" office:value="0.119795376422316" calcext:value-type="percentage">
            <text:p>11,98%</text:p>
          </table:table-cell>
          <table:table-cell table:style-name="ce21" table:formula="of:=STDEV([.G2:.G28])" office:value-type="percentage" office:value="0.10604111791438" calcext:value-type="percentage">
            <text:p>10,60%</text:p>
          </table:table-cell>
          <table:table-cell table:style-name="ce21" table:formula="of:=STDEV([.H2:.H28])" office:value-type="percentage" office:value="0.0834659086939089" calcext:value-type="percentage">
            <text:p>8,35%</text:p>
          </table:table-cell>
          <table:table-cell table:style-name="ce21" table:formula="of:=STDEV([.I2:.I28])" office:value-type="percentage" office:value="0.109636771749572" calcext:value-type="percentage">
            <text:p>10,96%</text:p>
          </table:table-cell>
          <table:table-cell table:style-name="ce21" table:formula="of:=STDEV([.J2:.J28])" office:value-type="percentage" office:value="0.135846278445414" calcext:value-type="percentage">
            <text:p>13,58%</text:p>
          </table:table-cell>
          <table:table-cell table:style-name="ce21" table:formula="of:=STDEV([.K2:.K28])" office:value-type="percentage" office:value="0.114367386766012" calcext:value-type="percentage">
            <text:p>11,44%</text:p>
          </table:table-cell>
          <table:table-cell table:style-name="ce21" table:formula="of:=STDEV([.L2:.L28])" office:value-type="percentage" office:value="0.086608421988958" calcext:value-type="percentage">
            <text:p>8,66%</text:p>
          </table:table-cell>
          <table:table-cell table:style-name="ce21" table:formula="of:=STDEV([.M2:.M28])" office:value-type="percentage" office:value="0.119357603282672" calcext:value-type="percentage">
            <text:p>11,94%</text:p>
          </table:table-cell>
          <table:table-cell table:style-name="ce27" table:formula="of:=AVERAGE([.D32:.M32])" office:value-type="percentage" office:value="0.119301802544022" calcext:value-type="percentage">
            <text:p>11,930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5" calcext:value-type="float">
            <text:p>5</text:p>
          </table:table-cell>
          <table:table-cell table:style-name="ce15" table:formula="of:=COUNTIF([.D2:.D28]; &quot;&lt;0,05&quot;)" office:value-type="float" office:value="5" calcext:value-type="float">
            <text:p>5</text:p>
          </table:table-cell>
          <table:table-cell table:style-name="ce15" table:formula="of:=COUNTIF([.E2:.E28]; &quot;&lt;0,05&quot;)" office:value-type="float" office:value="7" calcext:value-type="float">
            <text:p>7</text:p>
          </table:table-cell>
          <table:table-cell table:style-name="ce15" table:formula="of:=COUNTIF([.F2:.F28]; &quot;&lt;0,05&quot;)" office:value-type="float" office:value="2" calcext:value-type="float">
            <text:p>2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7" calcext:value-type="float">
            <text:p>7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10" calcext:value-type="float">
            <text:p>10</text:p>
          </table:table-cell>
          <table:table-cell table:style-name="ce15" table:formula="of:=COUNTIF([.K2:.K28]; &quot;&lt;0,05&quot;)" office:value-type="float" office:value="8" calcext:value-type="float">
            <text:p>8</text:p>
          </table:table-cell>
          <table:table-cell table:style-name="ce15" table:formula="of:=COUNTIF([.L2:.L28]; &quot;&lt;0,05&quot;)" office:value-type="float" office:value="8" calcext:value-type="float">
            <text:p>8</text:p>
          </table:table-cell>
          <table:table-cell table:style-name="ce15" table:formula="of:=COUNTIF([.M2:.M28]; &quot;&lt;0,05&quot;)" office:value-type="float" office:value="9" calcext:value-type="float">
            <text:p>9</text:p>
          </table:table-cell>
          <table:table-cell table:style-name="ce29" table:formula="of:=CONCATENATE(AVERAGE([.B33:.M33]); &quot;/27&quot;)" office:value-type="string" office:string-value="7,08333333333333/27" calcext:value-type="string">
            <text:p>7,08333333333333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407404239879112" calcext:value-type="percentage">
            <text:p>4,07%</text:p>
          </table:table-cell>
          <table:table-cell table:style-name="ce20" table:formula="of:=(ABS(SUM([$Registrado.C2:.C28]) -SUM([$Previsto.C2:.C28])))/SUM([$Registrado.C2:.C28])" office:value-type="percentage" office:value="0.0119723376698532" calcext:value-type="percentage">
            <text:p>1,20%</text:p>
          </table:table-cell>
          <table:table-cell table:style-name="ce20" table:formula="of:=(ABS(SUM([$Registrado.D2:.D28]) -SUM([$Previsto.D2:.D28])))/SUM([$Registrado.D2:.D28])" office:value-type="percentage" office:value="0.0635879348844009" calcext:value-type="percentage">
            <text:p>6,36%</text:p>
          </table:table-cell>
          <table:table-cell table:style-name="ce20" table:formula="of:=(ABS(SUM([$Registrado.E2:.E28]) -SUM([$Previsto.E2:.E28])))/SUM([$Registrado.E2:.E28])" office:value-type="percentage" office:value="0.0319452335908371" calcext:value-type="percentage">
            <text:p>3,19%</text:p>
          </table:table-cell>
          <table:table-cell table:style-name="ce20" table:formula="of:=(ABS(SUM([$Registrado.F2:.F28]) -SUM([$Previsto.F2:.F28])))/SUM([$Registrado.F2:.F28])" office:value-type="percentage" office:value="0.0458021605293469" calcext:value-type="percentage">
            <text:p>4,58%</text:p>
          </table:table-cell>
          <table:table-cell table:style-name="ce20" table:formula="of:=(ABS(SUM([$Registrado.G2:.G28]) -SUM([$Previsto.G2:.G28])))/SUM([$Registrado.G2:.G28])" office:value-type="percentage" office:value="0.0248972585962758" calcext:value-type="percentage">
            <text:p>2,49%</text:p>
          </table:table-cell>
          <table:table-cell table:style-name="ce20" table:formula="of:=(ABS(SUM([$Registrado.H2:.H28]) -SUM([$Previsto.H2:.H28])))/SUM([$Registrado.H2:.H28])" office:value-type="percentage" office:value="0.021296709318875" calcext:value-type="percentage">
            <text:p>2,13%</text:p>
          </table:table-cell>
          <table:table-cell table:style-name="ce20" table:formula="of:=(ABS(SUM([$Registrado.I2:.I28]) -SUM([$Previsto.I2:.I28])))/SUM([$Registrado.I2:.I28])" office:value-type="percentage" office:value="0.00346601840737702" calcext:value-type="percentage">
            <text:p>0,35%</text:p>
          </table:table-cell>
          <table:table-cell table:style-name="ce20" table:formula="of:=(ABS(SUM([$Registrado.J2:.J28]) -SUM([$Previsto.J2:.J28])))/SUM([$Registrado.J2:.J28])" office:value-type="percentage" office:value="0.0600897227735528" calcext:value-type="percentage">
            <text:p>6,01%</text:p>
          </table:table-cell>
          <table:table-cell table:style-name="ce20" table:formula="of:=(ABS(SUM([$Registrado.K2:.K28]) -SUM([$Previsto.K2:.K28])))/SUM([$Registrado.K2:.K28])" office:value-type="percentage" office:value="0.0556616100981933" calcext:value-type="percentage">
            <text:p>5,57%</text:p>
          </table:table-cell>
          <table:table-cell table:style-name="ce20" table:formula="of:=(ABS(SUM([$Registrado.L2:.L28]) -SUM([$Previsto.L2:.L28])))/SUM([$Registrado.L2:.L28])" office:value-type="percentage" office:value="0.00542292780771986" calcext:value-type="percentage">
            <text:p>0,54%</text:p>
          </table:table-cell>
          <table:table-cell table:style-name="ce20" table:formula="of:=(ABS(SUM([$Registrado.M2:.M28]) -SUM([$Previsto.M2:.M28])))/SUM([$Registrado.M2:.M28])" office:value-type="percentage" office:value="0.181072905952842" calcext:value-type="percentage">
            <text:p>18,11%</text:p>
          </table:table-cell>
          <table:table-cell table:style-name="ce28" table:formula="of:=AVERAGE([.D34:.M34])" office:value-type="percentage" office:value="0.049324248195942" calcext:value-type="percentage">
            <text:p>4,932%</text:p>
          </table:table-cell>
          <table:table-cell table:style-name="ce31" table:formula="of:=CONCATENATE(SUM([.B33:.M33]); &quot;/324&quot;)" office:value-type="string" office:string-value="85/324" calcext:value-type="string">
            <text:p>85/324</text:p>
          </table:table-cell>
          <table:table-cell table:style-name="ce31" table:formula="of:=COUNTIF([.P2:.P28]; &quot;&lt;0,05&quot;)" office:value-type="float" office:value="12" calcext:value-type="float">
            <text:p>12</text:p>
          </table:table-cell>
          <table:table-cell table:style-name="ce27" table:formula="of:=SUM([.B33:.M33])/324" office:value-type="percentage" office:value="0.262345679012346" calcext:value-type="percentage">
            <text:p>26,235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8">
      <number:number number:decimal-places="3" number:min-decimal-places="3" number:min-integer-digits="1"/>
      <number:text>%</number:text>
    </number:percentage-style>
    <number:date-style style:name="N137">
      <number:day/>
      <number:text>/</number:text>
      <number:month/>
      <number:text>/</number:text>
      <number:year number:style="long"/>
    </number:date-style>
    <number:date-style style:name="N136">
      <number:month number:textual="true"/>
      <number:text>/</number:text>
      <number:year/>
    </number:date-style>
    <number:number-style style:name="N13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R$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30">
      <number:day/>
      <number:text>/</number:text>
      <number:month number:textual="true"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11">
      <number:day/>
      <number:text>/</number:text>
      <number:month number:textual="true"/>
      <number:text>/</number:text>
      <number:year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time-style style:name="N129">
      <number:minutes number:style="long"/>
      <number:text>:</number:text>
      <number:seconds number:style="long"/>
    </number:time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time-style style:name="N128">
      <number:hours/>
      <number:text>:</number:text>
      <number:minutes number:style="long"/>
      <number:text> </number:text>
      <number:am-pm/>
    </number:tim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1T18:09:48.474429445</dc:date>
    <meta:editing-duration>P11DT10H51M22S</meta:editing-duration>
    <meta:editing-cycles>836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